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56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3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1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2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8.53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2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2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98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8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8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3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27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57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31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2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25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17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32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5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4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28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97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42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0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47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51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565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91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68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94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63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294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0.917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04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0.908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742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0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64cm" fo:margin-bottom="0cm" fo:text-indent="-0.842cm" style:punctuation-wrap="hanging" style:line-break="strict"/>
    </style:style>
    <style:style style:name="P4" style:family="paragraph">
      <style:paragraph-properties fo:margin-left="2.063cm" fo:margin-right="0cm" fo:margin-top="0.229cm" fo:margin-bottom="0cm" fo:text-indent="-0.683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.94cm" fo:margin-right="0cm" fo:line-height="0.762cm" fo:text-indent="-0.889cm" style:text-autospace="none"/>
    </style:style>
    <style:style style:name="P10" style:family="paragraph">
      <style:paragraph-properties fo:margin-left="0.94cm" fo:margin-right="0cm" fo:line-height="0.762cm" fo:text-indent="-0.889cm" style:text-autospace="none" style:writing-mode="lr-tb" style:font-independent-line-spacing="true"/>
      <style:text-properties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11" style:family="paragraph">
      <style:paragraph-properties fo:margin-left="0.94cm" fo:margin-right="0cm" fo:line-height="0.762cm" fo:text-indent="-0.889cm" style:writing-mode="lr-tb" style:font-independent-line-spacing="true"/>
      <style:text-properties fo:font-size="24pt" fo:letter-spacing="-0.035cm" style:font-size-asian="24pt" style:font-size-complex="24pt"/>
    </style:style>
    <style:style style:name="P1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left="0.952cm" fo:margin-right="0cm" fo:margin-top="0.264cm" fo:margin-bottom="0cm" fo:text-indent="-0.847cm" style:punctuation-wrap="hanging" style:line-break="strict"/>
    </style:style>
    <style:style style:name="P14" style:family="paragraph">
      <style:paragraph-properties fo:margin-left="2.063cm" fo:margin-right="0cm" fo:margin-top="0.229cm" fo:margin-bottom="0cm" fo:text-indent="-0.688cm" style:punctuation-wrap="hanging" style:line-break="strict"/>
    </style:style>
    <style:style style:name="P15" style:family="paragraph">
      <style:paragraph-properties fo:margin-left="0.952cm" fo:margin-right="0cm" fo:margin-top="0.264cm" fo:margin-bottom="0cm" fo:line-height="0.457cm" fo:text-indent="-0.847cm" style:punctuation-wrap="hanging" style:line-break="strict"/>
    </style:style>
    <style:style style:name="P16" style:family="paragraph">
      <style:paragraph-properties fo:line-height="0.457cm" style:text-autospace="none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20" style:family="paragraph">
      <style:paragraph-properties fo:margin-left="0.952cm" fo:margin-right="0cm" fo:margin-top="0.264cm" fo:margin-bottom="0cm" fo:text-indent="-0.851cm" style:punctuation-wrap="hanging" style:line-break="strict"/>
    </style:style>
    <style:style style:name="P21" style:family="paragraph">
      <style:paragraph-properties fo:margin-left="0.94cm" fo:margin-right="0cm" fo:line-height="0.813cm" fo:text-indent="-0.889cm" style:text-autospace="none"/>
    </style:style>
    <style:style style:name="P22" style:family="paragraph">
      <style:paragraph-properties fo:margin-left="0.94cm" fo:margin-right="0cm" fo:line-height="0.813cm" fo:text-indent="-0.889cm" style:writing-mode="lr-tb" style:font-independent-line-spacing="true"/>
      <style:text-properties fo:font-size="28pt" style:font-size-asian="28pt" style:font-size-complex="28pt"/>
    </style:style>
    <style:style style:name="P23" style:family="paragraph">
      <style:paragraph-properties fo:margin-left="0.94cm" fo:margin-right="0cm" fo:line-height="0.508cm" fo:text-indent="-0.889cm" style:text-autospace="none"/>
    </style:style>
    <style:style style:name="P24" style:family="paragraph">
      <style:paragraph-properties fo:margin-left="0.94cm" fo:margin-right="0cm" fo:line-height="0.508cm" fo:text-indent="-0.889cm" style:text-autospace="none" style:writing-mode="lr-tb" style:font-independent-line-spacing="true"/>
      <style:text-properties fo:color="#009933"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25" style:family="paragraph">
      <style:paragraph-properties fo:line-height="0.66cm" style:text-autospace="none"/>
    </style:style>
    <style:style style:name="P26" style:family="paragraph">
      <style:paragraph-properties fo:margin-left="0cm" fo:margin-right="0cm" fo:margin-top="0cm" fo:margin-bottom="0cm" fo:line-height="0.66cm" fo:text-align="start" fo:text-indent="0cm" style:text-autospace="none" style:punctuation-wrap="simple" style:line-break="strict" style:writing-mode="lr-tb">
        <style:tab-stops/>
      </style:paragraph-properties>
    </style:style>
    <style:style style:name="P27" style:family="paragraph">
      <style:paragraph-properties fo:line-height="0.66cm" style:writing-mode="lr-tb" style:font-independent-line-spacing="true"/>
      <style:text-properties fo:font-size="24pt" style:font-size-asian="24pt" style:font-size-complex="24pt"/>
    </style:style>
    <style:style style:name="P28" style:family="paragraph">
      <style:paragraph-properties fo:margin-left="0.94cm" fo:margin-right="0cm" fo:line-height="0.559cm" fo:text-indent="-0.889cm" style:text-autospace="none"/>
    </style:style>
    <style:style style:name="P29" style:family="paragraph">
      <style:paragraph-properties fo:margin-left="0.94cm" fo:margin-right="0cm" fo:line-height="0.559cm" fo:text-indent="-0.889cm" style:writing-mode="lr-tb" style:font-independent-line-spacing="true"/>
      <style:text-properties fo:font-size="22pt" style:font-size-asian="22pt" style:font-size-complex="22pt"/>
    </style:style>
    <style:style style:name="P30" style:family="paragraph">
      <style:paragraph-properties fo:line-height="0.559cm" style:text-autospace="none"/>
    </style:style>
    <style:style style:name="P31" style:family="paragraph">
      <style:paragraph-properties fo:margin-left="0cm" fo:margin-right="0cm" fo:margin-top="0cm" fo:margin-bottom="0cm" fo:line-height="0.559cm" fo:text-align="start" fo:text-indent="0cm" style:text-autospace="none" style:punctuation-wrap="simple" style:line-break="strict" style:writing-mode="lr-tb">
        <style:tab-stops/>
      </style:paragraph-properties>
    </style:style>
    <style:style style:name="P32" style:family="paragraph">
      <style:paragraph-properties fo:line-height="0.559cm" style:writing-mode="lr-tb" style:font-independent-line-spacing="true"/>
      <style:text-properties fo:font-size="22pt" style:font-size-asian="22pt" style:font-size-complex="22pt"/>
    </style:style>
    <style:style style:name="P33" style:family="paragraph">
      <style:paragraph-properties fo:margin-left="0.952cm" fo:margin-right="0cm" fo:margin-top="0.264cm" fo:margin-bottom="0cm" fo:line-height="0.61cm" fo:text-indent="-0.851cm" style:punctuation-wrap="hanging" style:line-break="strict"/>
    </style:style>
    <style:style style:name="P34" style:family="paragraph">
      <style:paragraph-properties fo:margin-left="0.952cm" fo:margin-right="0cm" fo:margin-top="0.264cm" fo:margin-bottom="0cm" fo:text-indent="-0.855cm" style:punctuation-wrap="hanging" style:line-break="strict"/>
    </style:style>
    <style:style style:name="P35" style:family="paragraph">
      <style:paragraph-properties fo:margin-left="2.063cm" fo:margin-right="0cm" fo:margin-top="0.229cm" fo:margin-bottom="0cm" fo:text-indent="-0.696cm" style:punctuation-wrap="hanging" style:line-break="strict"/>
    </style:style>
    <style:style style:name="P36" style:family="paragraph">
      <style:paragraph-properties fo:line-height="0.508cm" style:text-autospace="none"/>
    </style:style>
    <style:style style:name="P37" style:family="paragraph">
      <style:paragraph-properties fo:margin-left="0.94cm" fo:margin-right="0cm" fo:line-height="0.66cm" fo:text-indent="-0.889cm" style:text-autospace="none"/>
    </style:style>
    <style:style style:name="P38" style:family="paragraph">
      <style:paragraph-properties fo:margin-left="0.94cm" fo:margin-right="0cm" fo:line-height="0.66cm" fo:text-indent="-0.889cm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 fo:line-height="0.356cm" style:text-autospace="none"/>
    </style:style>
    <style:style style:name="P40" style:family="paragraph">
      <style:paragraph-properties fo:margin-left="0cm" fo:margin-right="0cm" fo:margin-top="0cm" fo:margin-bottom="0cm" fo:line-height="0.356cm" fo:text-align="start" fo:text-indent="0cm" style:text-autospace="none" style:punctuation-wrap="simple" style:line-break="strict" style:writing-mode="lr-tb">
        <style:tab-stops/>
      </style:paragraph-properties>
    </style:style>
    <style:style style:name="P41" style:family="paragraph">
      <style:paragraph-properties fo:line-height="0.356cm" style:writing-mode="lr-tb" style:font-independent-line-spacing="true"/>
      <style:text-properties fo:font-size="16pt" style:font-size-asian="16pt" style:font-size-complex="16pt"/>
    </style:style>
    <style:style style:name="P42" style:family="paragraph">
      <style:paragraph-properties fo:margin-left="0.94cm" fo:margin-right="0cm" fo:line-height="0.406cm" fo:text-indent="-0.889cm" style:text-autospace="none"/>
    </style:style>
    <style:style style:name="P43" style:family="paragraph">
      <style:paragraph-properties fo:margin-left="0.94cm" fo:margin-right="0cm" fo:line-height="0.406cm" fo:text-indent="-0.889cm" style:writing-mode="lr-tb" style:font-independent-line-spacing="true"/>
      <style:text-properties fo:font-size="16pt" style:font-size-asian="16pt" style:font-size-complex="16pt"/>
    </style:style>
    <style:style style:name="P44" style:family="paragraph">
      <style:paragraph-properties fo:margin-left="0.952cm" fo:margin-right="0cm" fo:margin-top="0.264cm" fo:margin-bottom="0cm" fo:text-indent="-0.869cm" style:punctuation-wrap="hanging" style:line-break="strict"/>
    </style:style>
    <style:style style:name="P45" style:family="paragraph">
      <style:paragraph-properties fo:margin-left="0cm" fo:margin-right="0cm" fo:margin-top="0cm" fo:margin-bottom="0cm" fo:line-height="0.508cm" fo:text-align="start" fo:text-indent="0cm" style:text-autospace="none" style:punctuation-wrap="simple" style:line-break="strict" style:writing-mode="lr-tb">
        <style:tab-stops/>
      </style:paragraph-properties>
    </style:style>
    <style:style style:name="P46" style:family="paragraph">
      <style:paragraph-properties fo:margin-left="2.063cm" fo:margin-right="0cm" fo:margin-top="0.229cm" fo:margin-bottom="0cm" fo:text-indent="-0.71cm" style:punctuation-wrap="hanging" style:line-break="strict"/>
    </style:style>
    <style:style style:name="P47" style:family="paragraph">
      <style:paragraph-properties fo:line-height="0.559cm" style:writing-mode="lr-tb" style:font-independent-line-spacing="true"/>
      <style:text-properties fo:font-size="24pt" style:font-size-asian="24pt" style:font-size-complex="24pt"/>
    </style:style>
    <style:style style:name="P48" style:family="paragraph">
      <style:paragraph-properties fo:margin-left="0.952cm" fo:margin-right="0cm" fo:margin-top="0.264cm" fo:margin-bottom="0cm" fo:text-indent="-0.86cm" style:punctuation-wrap="hanging" style:line-break="strict"/>
    </style:style>
    <style:style style:name="P49" style:family="paragraph">
      <style:paragraph-properties fo:margin-left="2.063cm" fo:margin-right="0cm" fo:margin-top="0.229cm" fo:margin-bottom="0cm" fo:text-indent="-0.701cm" style:punctuation-wrap="hanging" style:line-break="strict"/>
    </style:style>
    <style:style style:name="P50" style:family="paragraph">
      <style:paragraph-properties fo:margin-left="0.952cm" fo:margin-right="0cm" fo:margin-top="0.264cm" fo:margin-bottom="0cm" fo:text-indent="-0.873cm" style:punctuation-wrap="hanging" style:line-break="strict"/>
    </style:style>
    <style:style style:name="P51" style:family="paragraph">
      <style:paragraph-properties fo:margin-left="2.063cm" fo:margin-right="0cm" fo:margin-top="0.229cm" fo:margin-bottom="0cm" fo:text-indent="-0.714cm" style:punctuation-wrap="hanging" style:line-break="strict"/>
    </style:style>
    <style:style style:name="P52" style:family="paragraph">
      <style:paragraph-properties fo:margin-left="0.952cm" fo:margin-right="0cm" fo:margin-top="0.264cm" fo:margin-bottom="0cm" fo:line-height="100%" fo:text-indent="-0.873cm" style:punctuation-wrap="hanging" style:line-break="strict"/>
    </style:style>
    <style:style style:name="P53" style:family="paragraph">
      <style:paragraph-properties fo:margin-left="2.063cm" fo:margin-right="0cm" fo:margin-top="0.229cm" fo:margin-bottom="0cm" fo:line-height="100%" fo:text-indent="-0.714cm" style:punctuation-wrap="hanging" style:line-break="strict"/>
    </style:style>
    <style:style style:name="T1" style:family="text">
      <style:text-properties fo:language="fr" fo:country="FR"/>
    </style:style>
    <style:style style:name="T2" style:family="text">
      <style:text-properties fo:color="#30f05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3" style:family="text">
      <style:text-properties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4" style:family="text">
      <style:text-properties fo:color="#0070e6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5" style:family="text">
      <style:text-properties fo:color="#40404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6" style:family="text">
      <style:text-properties fo:color="#ff408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7" style:family="text">
      <style:text-properties fo:color="#8016ff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8" style:family="text">
      <style:text-properties fo:color="#30f05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9" style:family="text">
      <style:text-properties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0" style:family="text">
      <style:text-properties fo:color="#40404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1" style:family="text">
      <style:text-properties fo:color="#0070e6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2" style:family="text">
      <style:text-properties fo:color="#b030f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3" style:family="text">
      <style:text-properties fo:font-family="'Liberation Mono'" style:font-family-generic="modern" style:font-pitch="fixed" fo:font-size="24pt" fo:letter-spacing="-0.035cm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4" style:family="text">
      <style:text-properties fo:color="#0070e6" fo:font-family="'Liberation Mono'" style:font-family-generic="modern" style:font-pitch="fixed" fo:font-size="24pt" fo:letter-spacing="-0.035cm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5" style:family="text">
      <style:text-properties fo:color="#404040" fo:font-family="'Liberation Mono'" style:font-family-generic="modern" style:font-pitch="fixed" fo:font-size="24pt" fo:letter-spacing="-0.035cm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6" style:family="text">
      <style:text-properties fo:color="#b030f0" fo:font-family="'Liberation Mono'" style:font-family-generic="modern" style:font-pitch="fixed" fo:font-size="24pt" fo:letter-spacing="-0.035cm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7" style:family="text">
      <style:text-properties fo:color="#ff6633" fo:font-family="'Liberation Mono'" style:font-family-generic="modern" style:font-pitch="fixed" fo:font-size="24pt" fo:letter-spacing="-0.035cm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8" style:family="text">
      <style:text-properties fo:color="#009933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9" style:family="text">
      <style:text-properties fo:color="#ff6633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0" style:family="text">
      <style:text-properties fo:color="#8016ff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1" style:family="text">
      <style:text-properties fo:color="#f030d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2" style:family="text">
      <style:text-properties fo:color="#40404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position="0% 100%" fo:font-size="26pt" fo:language="fr" fo:country="FR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16ff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fr" fo:country="FR" fo:font-style="italic" style:font-style-asian="italic" style:font-style-complex="italic"/>
    </style:style>
    <style:style style:name="T26" style:family="text">
      <style:text-properties fo:font-size="24pt" fo:language="fr" fo:country="FR" style:font-size-asian="24pt" style:font-size-complex="24pt"/>
    </style:style>
    <style:style style:name="T27" style:family="text">
      <style:text-properties fo:color="#b030f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28" style:family="text">
      <style:text-properties fo:font-size="28pt" fo:language="fr" fo:country="FR" style:font-size-asian="28pt" style:font-size-complex="28pt"/>
    </style:style>
    <style:style style:name="T29" style:family="text">
      <style:text-properties fo:color="#40404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position="0% 100%" fo:font-size="28pt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8pt" fo:language="fr" fo:country="FR"/>
    </style:style>
    <style:style style:name="T32" style:family="text">
      <style:text-properties fo:color="#30f05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33" style:family="text">
      <style:text-properties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34" style:family="text">
      <style:text-properties fo:color="#40404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35" style:family="text">
      <style:text-properties fo:color="#0070e6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36" style:family="text">
      <style:text-properties fo:font-size="15pt" fo:language="fr" fo:country="FR" style:font-size-asian="15pt" style:font-size-complex="15pt"/>
    </style:style>
    <style:style style:name="T37" style:family="text">
      <style:text-properties fo:color="#b030f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38" style:family="text">
      <style:text-properties fo:color="#404040" style:text-outline="false" style:text-line-through-style="none" style:text-position="0% 100%" fo:font-family="'Liberation Mono'" style:font-family-generic="modern" style:font-pitch="fixed" fo:font-size="4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44pt" style:font-style-asian="normal" style:font-weight-asian="normal" style:font-family-complex="'Liberation Mono'" style:font-family-generic-complex="modern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04040" fo:font-family="'Liberation Mono'" style:font-family-generic="modern" style:font-pitch="fixed" fo:font-size="36pt" fo:language="fr" fo:country="FR" style:font-family-asian="'Liberation Mono'" style:font-family-generic-asian="modern" style:font-pitch-asian="fixed" style:font-size-asian="36pt" style:font-family-complex="'Liberation Mono'" style:font-family-generic-complex="modern" style:font-pitch-complex="fixed" style:font-size-complex="36pt"/>
    </style:style>
    <style:style style:name="T40" style:family="text">
      <style:text-properties fo:font-family="'Liberation Mono'" style:font-family-generic="modern" style:font-pitch="fixed" fo:font-size="36pt" fo:language="fr" fo:country="FR" style:font-family-asian="'Liberation Mono'" style:font-family-generic-asian="modern" style:font-pitch-asian="fixed" style:font-size-asian="36pt" style:font-family-complex="'Liberation Mono'" style:font-family-generic-complex="modern" style:font-pitch-complex="fixed" style:font-size-complex="36pt"/>
    </style:style>
    <style:style style:name="T41" style:family="text">
      <style:text-properties fo:color="#b030f0" fo:font-family="'Liberation Mono'" style:font-family-generic="modern" style:font-pitch="fixed" fo:font-size="36pt" fo:language="fr" fo:country="FR" style:font-family-asian="'Liberation Mono'" style:font-family-generic-asian="modern" style:font-pitch-asian="fixed" style:font-size-asian="36pt" style:font-family-complex="'Liberation Mono'" style:font-family-generic-complex="modern" style:font-pitch-complex="fixed" style:font-size-complex="36pt"/>
    </style:style>
    <style:style style:name="T42" style:family="text">
      <style:text-properties fo:color="#8016ff" fo:font-family="'Liberation Mono'" style:font-family-generic="modern" style:font-pitch="fixed" fo:font-size="36pt" fo:language="fr" fo:country="FR" style:font-family-asian="'Liberation Mono'" style:font-family-generic-asian="modern" style:font-pitch-asian="fixed" style:font-size-asian="36pt" style:font-family-complex="'Liberation Mono'" style:font-family-generic-complex="modern" style:font-pitch-complex="fixed" style:font-size-complex="36pt"/>
    </style:style>
    <style:style style:name="T43" style:family="text">
      <style:text-properties fo:color="#ff408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44" style:family="text">
      <style:text-properties fo:color="#009933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45" style:family="text">
      <style:text-properties fo:color="#ff6633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46" style:family="text">
      <style:text-properties fo:color="#8016ff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47" style:family="text">
      <style:text-properties fo:color="#f030d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48" style:family="text">
      <style:text-properties fo:color="#b030f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9933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0" style:family="text">
      <style:text-properties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1" style:family="text">
      <style:text-properties fo:color="#30f05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2" style:family="text">
      <style:text-properties fo:color="#40404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3" style:family="text">
      <style:text-properties fo:color="#0070e6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4" style:family="text">
      <style:text-properties fo:color="#b030f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5" style:family="text">
      <style:text-properties fo:color="#ff6633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6" style:family="text">
      <style:text-properties fo:color="#f030d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57" style:family="text">
      <style:text-properties fo:color="#0099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8" style:family="text">
      <style:text-properties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9" style:family="text">
      <style:text-properties fo:color="#ff66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0" style:family="text">
      <style:text-properties fo:color="#0070e6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1" style:family="text">
      <style:text-properties fo:color="#b030f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2" style:family="text">
      <style:text-properties fo:color="#40404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3" style:family="text">
      <style:text-properties fo:color="#8016ff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4" style:family="text">
      <style:text-properties fo:color="#f030d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5" style:family="text">
      <style:text-properties fo:font-size="18pt" fo:language="fr" fo:country="FR" style:font-size-asian="18pt" style:font-size-complex="18pt"/>
    </style:style>
    <style:style style:name="T66" style:family="text">
      <style:text-properties fo:color="#0070e6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8016ff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2pt" fo:language="fr" fo:country="FR" style:font-size-asian="32pt" style:font-size-complex="32pt"/>
    </style:style>
    <style:style style:name="T69" style:family="text">
      <style:text-properties fo:color="#0099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0" style:family="text">
      <style:text-properties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1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2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3" style:family="text">
      <style:text-properties fo:color="#30f05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4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5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6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7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8" style:family="text">
      <style:text-properties fo:color="#00000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9" style:family="text">
      <style:text-properties style:use-window-font-color="true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80" style:family="text">
      <style:text-properties fo:color="#8016ff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81" style:family="text">
      <style:text-properties fo:font-size="26pt" fo:language="fr" fo:country="FR" style:font-size-asian="26pt" style:font-size-complex="26pt"/>
    </style:style>
    <style:style style:name="T82" style:family="text">
      <style:text-properties fo:color="#0070e6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b030f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16pt" fo:language="fr" fo:country="FR" style:font-size-asian="16pt" style:font-size-complex="16pt"/>
    </style:style>
    <style:style style:name="T85" style:family="text">
      <style:text-properties fo:font-size="14pt" fo:language="fr" fo:country="FR" style:font-size-asian="14pt" style:font-size-complex="14pt"/>
    </style:style>
    <style:style style:name="T86" style:family="text">
      <style:text-properties fo:color="#000000" fo:font-family="Arial" style:font-pitch="variable" fo:font-size="16pt" fo:language="fr" fo:country="FR" style:font-family-asian="SimSun" style:font-pitch-asian="variable" style:font-size-asian="16pt" style:font-family-complex="SimSun" style:font-pitch-complex="variable" style:font-size-complex="16pt"/>
    </style:style>
    <style:style style:name="T87" style:family="text">
      <style:text-properties fo:color="#000000" fo:font-family="Arial" style:font-pitch="variable" fo:font-size="15pt" fo:language="fr" fo:country="FR" style:font-family-asian="SimSun" style:font-pitch-asian="variable" style:font-size-asian="15pt" style:font-family-complex="SimSun" style:font-pitch-complex="variable" style:font-size-complex="15pt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11cm" svg:height="3.824cm" svg:x="1.269cm" svg:y="0.069cm" presentation:class="title" presentation:user-transformed="true">
          <draw:text-box>
            <text:list text:style-name="L1">
              <text:list-header>
                <text:p text:style-name="P1"><text:span text:style-name="T1">Classes et Objets </text:span></text:p>
              </text:list-header>
            </text:list>
          </draw:text-box>
        </draw:frame>
        <draw:frame presentation:style-name="pr2" draw:text-style-name="P2" draw:layer="layout" svg:width="22.816cm" svg:height="14.002cm" svg:x="1.27cm" svg:y="4.497cm" presentation:class="outline" presentation:user-transformed="true">
          <draw:text-box>
            <text:list text:style-name="L2">
              <text:list-header>
                <text:p text:style-name="P3"><text:span text:style-name="T1">- Programmation orienté objet : POO</text:span></text:p>
                <text:p text:style-name="P3"><text:span text:style-name="T1">- Classe : généralisation de la notion de structure et de type</text:span></text:p>
                <text:p text:style-name="P3"><text:span text:style-name="T1">- Une classe contient:</text:span></text:p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">- Des données (données membres)</text:span></text:p>
                    <text:p text:style-name="P4"><text:span text:style-name="T1">- Des fonctions (fonctions membres ou méthode)</text:span></text:p>
                  </text:list-header>
                </text:list>
              </text:list-item>
            </text:list>
            <text:list text:style-name="L2">
              <text:list-header>
                <text:p text:style-name="P3"><text:span text:style-name="T1">- Principe fondamental de la POO : L'encapsulation – les données ne sont accessibles que via des fonctions membres </text:span></text:p>
              </text:list-header>
            </text:list>
          </draw:text-box>
        </draw:frame>
        <presentation:notes draw:style-name="dp2">
          <draw:page-thumbnail draw:style-name="gr1" draw:layer="layout" svg:width="32.733cm" svg:height="34.66cm" svg:x="-32.773cm" svg:y="-32.773cm" draw:page-number="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11cm" svg:height="3.573cm" svg:x="1.269cm" svg:y="0.321cm" presentation:class="title" presentation:user-transformed="true">
          <draw:text-box>
            <text:list text:style-name="L1">
              <text:list-header>
                <text:p text:style-name="P1"><text:span text:style-name="T1">Rappel structure</text:span></text:p>
              </text:list-header>
            </text:list>
          </draw:text-box>
        </draw:frame>
        <draw:frame presentation:style-name="pr5" draw:text-style-name="P8" draw:layer="layout" svg:width="26.6cm" svg:height="14.187cm" svg:x="0cm" svg:y="4.776cm" presentation:class="outline" presentation:user-transformed="true">
          <draw:text-box>
            <text:p text:style-name="P6"><text:span text:style-name="T2">typedef</text:span><text:span text:style-name="T3"> </text:span><text:span text:style-name="T4">struct</text:span><text:span text:style-name="T3"> </text:span><text:span text:style-name="T5">Point</text:span><text:span text:style-name="T3"> </text:span><text:span text:style-name="T5">{</text:span></text:p>
            <text:p text:style-name="P6"><text:span text:style-name="T3"><text:s text:c="4"/></text:span><text:span text:style-name="T4">double</text:span><text:span text:style-name="T3"> </text:span><text:span text:style-name="T5">x;</text:span></text:p>
            <text:p text:style-name="P6"><text:span text:style-name="T3"><text:s text:c="4"/></text:span><text:span text:style-name="T4">double</text:span><text:span text:style-name="T3"> </text:span><text:span text:style-name="T5">y;</text:span></text:p>
            <text:p text:style-name="P6"><text:span text:style-name="T5">}</text:span><text:span text:style-name="T3"> </text:span><text:span text:style-name="T5">POINT;</text:span></text:p>
            <text:p text:style-name="P6"><text:span text:style-name="T5"/></text:p>
            <text:p text:style-name="P7"><text:span text:style-name="T5">POINT a,</text:span><text:span text:style-name="T3"> </text:span><text:span text:style-name="T5">b;</text:span><text:span text:style-name="T3"> </text:span><text:span text:style-name="T6">// Permet de déclarer et de créer</text:span></text:p>
            <text:p text:style-name="P6"><text:span text:style-name="T3"><text:s text:c="12"/></text:span><text:span text:style-name="T6">// deux variables a et b de type point.</text:span></text:p>
            <text:p text:style-name="P6"><text:span text:style-name="T5"/></text:p>
            <text:p text:style-name="P7"><text:span text:style-name="T5">a.x</text:span><text:span text:style-name="T3"> </text:span><text:span text:style-name="T5">=</text:span><text:span text:style-name="T3"> </text:span><text:span text:style-name="T7">3</text:span><text:span text:style-name="T5">;</text:span><text:span text:style-name="T3"> </text:span><text:span text:style-name="T6">// On accède aux données (ou champs)</text:span></text:p>
            <text:p text:style-name="P6"><text:span text:style-name="T5">a.y</text:span><text:span text:style-name="T3"> </text:span><text:span text:style-name="T5">=</text:span><text:span text:style-name="T3"> </text:span><text:span text:style-name="T7">2</text:span><text:span text:style-name="T5">;</text:span><text:span text:style-name="T3"> </text:span><text:span text:style-name="T6">// de la structure via "."</text:span></text:p>
          </draw:text-box>
        </draw:frame>
        <presentation:notes draw:style-name="dp2">
          <draw:page-thumbnail draw:style-name="gr1" draw:layer="layout" svg:width="32.733cm" svg:height="34.66cm" svg:x="-32.773cm" svg:y="-32.773cm" draw:page-number="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11cm" svg:height="3.573cm" svg:x="1.269cm" svg:y="0.321cm" presentation:class="title" presentation:user-transformed="true">
          <draw:text-box>
            <text:list text:style-name="L1">
              <text:list-header>
                <text:p text:style-name="P1"><text:span text:style-name="T1">Classe point : dans le fichier point.h</text:span></text:p>
              </text:list-header>
            </text:list>
          </draw:text-box>
        </draw:frame>
        <draw:frame presentation:style-name="pr6" draw:text-style-name="P10" draw:layer="layout" svg:width="22.816cm" svg:height="18.798cm" svg:x="1.27cm" svg:y="4.349cm" presentation:class="outline" presentation:user-transformed="true">
          <draw:text-box>
            <text:p text:style-name="P9"><text:span text:style-name="T8">class</text:span><text:span text:style-name="T9"> </text:span><text:span text:style-name="T10">Point</text:span><text:span text:style-name="T9"> </text:span><text:span text:style-name="T10">{</text:span></text:p>
            <text:p text:style-name="P9"><text:span text:style-name="T9"/></text:p>
            <text:p text:style-name="P9"><text:span text:style-name="T9"><text:s text:c="4"/></text:span><text:span text:style-name="T8">private</text:span><text:span text:style-name="T9"> </text:span><text:span text:style-name="T10">:</text:span></text:p>
            <text:p text:style-name="P9"><text:span text:style-name="T9"/></text:p>
            <text:p text:style-name="P9"><text:span text:style-name="T9"><text:s text:c="7"/></text:span><text:span text:style-name="T11">double</text:span><text:span text:style-name="T9"> </text:span><text:span text:style-name="T10">x;</text:span></text:p>
            <text:p text:style-name="P9"><text:span text:style-name="T9"><text:s text:c="7"/></text:span><text:span text:style-name="T11">double</text:span><text:span text:style-name="T9"> </text:span><text:span text:style-name="T10">y;</text:span></text:p>
            <text:p text:style-name="P9"><text:span text:style-name="T9"/></text:p>
            <text:p text:style-name="P9"><text:span text:style-name="T9"><text:s text:c="4"/></text:span><text:span text:style-name="T8">public</text:span><text:span text:style-name="T9"> </text:span><text:span text:style-name="T10">:</text:span></text:p>
            <text:p text:style-name="P9"><text:span text:style-name="T9"/></text:p>
            <text:p text:style-name="P9"><text:span text:style-name="T9"><text:s text:c="7"/></text:span><text:span text:style-name="T11">void</text:span><text:span text:style-name="T9"> </text:span><text:span text:style-name="T12">initialise</text:span><text:span text:style-name="T10">(</text:span><text:span text:style-name="T11">double</text:span><text:span text:style-name="T10">,</text:span><text:span text:style-name="T9"> </text:span><text:span text:style-name="T11">double</text:span><text:span text:style-name="T10">);</text:span></text:p>
            <text:p text:style-name="P9"><text:span text:style-name="T9"><text:s text:c="7"/></text:span><text:span text:style-name="T11">void</text:span><text:span text:style-name="T9"> </text:span><text:span text:style-name="T12">deplace</text:span><text:span text:style-name="T10">(</text:span><text:span text:style-name="T11">double</text:span><text:span text:style-name="T10">,</text:span><text:span text:style-name="T9"> </text:span><text:span text:style-name="T11">double</text:span><text:span text:style-name="T10">);</text:span></text:p>
            <text:p text:style-name="P9"><text:span text:style-name="T9"><text:s text:c="7"/></text:span><text:span text:style-name="T11">void</text:span><text:span text:style-name="T9"> </text:span><text:span text:style-name="T12">affiche</text:span><text:span text:style-name="T10">();</text:span></text:p>
            <text:p text:style-name="P9"><text:span text:style-name="T9"/></text:p>
            <text:p text:style-name="P9"><text:span text:style-name="T10">};</text:span></text:p>
          </draw:text-box>
        </draw:frame>
        <presentation:notes draw:style-name="dp2">
          <draw:page-thumbnail draw:style-name="gr1" draw:layer="layout" svg:width="32.733cm" svg:height="34.66cm" svg:x="-32.773cm" svg:y="-32.773cm" draw:page-number="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0.906cm" svg:height="3.563cm" svg:x="1.2cm" svg:y="0.03cm" presentation:class="title" presentation:user-transformed="true">
          <draw:text-box>
            <text:list text:style-name="L1">
              <text:list-header>
                <text:p text:style-name="P1"><text:span text:style-name="T1">Classe point : dans le fichier point.cpp</text:span></text:p>
              </text:list-header>
            </text:list>
          </draw:text-box>
        </draw:frame>
        <draw:frame presentation:style-name="pr8" draw:text-style-name="P11" draw:layer="layout" svg:width="25.4cm" svg:height="15.501cm" svg:x="0cm" svg:y="3.8cm" presentation:class="outline" presentation:user-transformed="true">
          <draw:text-box>
            <text:p text:style-name="P9"><text:span text:style-name="T13"/></text:p>
            <text:p text:style-name="P9"><text:span text:style-name="T14">void</text:span><text:span text:style-name="T13"> </text:span><text:span text:style-name="T15">Point::</text:span><text:span text:style-name="T16">initialise</text:span><text:span text:style-name="T15">(</text:span><text:span text:style-name="T14">double</text:span><text:span text:style-name="T13"> </text:span><text:span text:style-name="T15">abs,</text:span><text:span text:style-name="T13"> </text:span><text:span text:style-name="T14">double</text:span><text:span text:style-name="T13"> </text:span><text:span text:style-name="T15">ord) {</text:span></text:p>
            <text:p text:style-name="P9"><text:span text:style-name="T15"><text:s text:c="4"/></text:span><text:span text:style-name="T15">x</text:span><text:span text:style-name="T13"> </text:span><text:span text:style-name="T15">=</text:span><text:span text:style-name="T13"> </text:span><text:span text:style-name="T15">abs;</text:span></text:p>
            <text:p text:style-name="P9"><text:span text:style-name="T15"><text:s text:c="4"/></text:span><text:span text:style-name="T15">y</text:span><text:span text:style-name="T13"> </text:span><text:span text:style-name="T15">=</text:span><text:span text:style-name="T13"> </text:span><text:span text:style-name="T15">ord;</text:span></text:p>
            <text:p text:style-name="P9"><text:span text:style-name="T15">}</text:span><text:span text:style-name="T13"> <text:s text:c="7"/></text:span></text:p>
            <text:p text:style-name="P9"><text:span text:style-name="T13"/></text:p>
            <text:p text:style-name="P9"><text:span text:style-name="T14">void</text:span><text:span text:style-name="T13"> </text:span><text:span text:style-name="T15">Point::</text:span><text:span text:style-name="T16">deplace</text:span><text:span text:style-name="T15">(</text:span><text:span text:style-name="T14">double</text:span><text:span text:style-name="T13"> <text:s/></text:span><text:span text:style-name="T15">dx,</text:span><text:span text:style-name="T13"> </text:span><text:span text:style-name="T14">double</text:span><text:span text:style-name="T13"> </text:span><text:span text:style-name="T15">dy) {</text:span></text:p>
            <text:p text:style-name="P9"><text:span text:style-name="T15"><text:s text:c="4"/></text:span><text:span text:style-name="T15">x</text:span><text:span text:style-name="T13"> </text:span><text:span text:style-name="T15">+=</text:span><text:span text:style-name="T13"> </text:span><text:span text:style-name="T15">dx;</text:span></text:p>
            <text:p text:style-name="P9"><text:span text:style-name="T15"><text:s text:c="4"/></text:span><text:span text:style-name="T15">y</text:span><text:span text:style-name="T13"> </text:span><text:span text:style-name="T15">+=</text:span><text:span text:style-name="T13"> </text:span><text:span text:style-name="T15">dy;</text:span></text:p>
            <text:p text:style-name="P9"><text:span text:style-name="T15">}</text:span></text:p>
            <text:p text:style-name="P9"><text:span text:style-name="T13"/></text:p>
            <text:p text:style-name="P9"><text:span text:style-name="T14">void</text:span><text:span text:style-name="T13"> </text:span><text:span text:style-name="T15">Point::</text:span><text:span text:style-name="T16">affiche</text:span><text:span text:style-name="T15">() {</text:span></text:p>
            <text:p text:style-name="P9"><text:span text:style-name="T15"><text:s text:c="4"/></text:span><text:span text:style-name="T15">cout</text:span><text:span text:style-name="T13"> </text:span><text:span text:style-name="T15">&lt;&lt; </text:span><text:span text:style-name="T17">'('</text:span><text:span text:style-name="T13"> </text:span><text:span text:style-name="T15">&lt;&lt;</text:span><text:span text:style-name="T13"> </text:span><text:span text:style-name="T15">x</text:span><text:span text:style-name="T13"> </text:span><text:span text:style-name="T15">&lt;&lt;</text:span><text:span text:style-name="T13"> </text:span><text:span text:style-name="T17">", "</text:span><text:span text:style-name="T13"> </text:span><text:span text:style-name="T15">&lt;&lt;</text:span><text:span text:style-name="T13"> </text:span><text:span text:style-name="T15">y</text:span><text:span text:style-name="T13"> </text:span><text:span text:style-name="T15">&lt;&lt;</text:span><text:span text:style-name="T13"> </text:span><text:span text:style-name="T17">')'</text:span><text:span text:style-name="T13"> </text:span><text:span text:style-name="T15">&lt;&lt;</text:span><text:span text:style-name="T13"> </text:span><text:span text:style-name="T15">endl;</text:span></text:p>
            <text:p text:style-name="P9"><text:span text:style-name="T15">}</text:span></text:p>
          </draw:text-box>
        </draw:frame>
        <presentation:notes draw:style-name="dp2">
          <draw:page-thumbnail draw:style-name="gr1" draw:layer="layout" svg:width="32.729cm" svg:height="34.656cm" svg:x="-32.773cm" svg:y="-32.773cm" draw:page-number="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06cm" svg:height="2.686cm" svg:x="1.27cm" svg:y="0.316cm" presentation:class="title" presentation:user-transformed="true">
          <draw:text-box>
            <text:list text:style-name="L1">
              <text:list-header>
                <text:p text:style-name="P1"><text:span text:style-name="T1">Utilisation de la classe</text:span></text:p>
              </text:list-header>
            </text:list>
          </draw:text-box>
        </draw:frame>
        <draw:frame presentation:style-name="pr10" draw:text-style-name="P12" draw:layer="layout" svg:width="22.811cm" svg:height="15.357cm" svg:x="1.269cm" svg:y="3.501cm" presentation:class="outline" presentation:user-transformed="true">
          <draw:text-box>
            <text:p text:style-name="P6"><text:span text:style-name="T18"># include</text:span><text:span text:style-name="T9"> </text:span><text:span text:style-name="T19">"point.h"</text:span></text:p>
            <text:p text:style-name="P6"><text:span text:style-name="T9"/></text:p>
            <text:p text:style-name="P6"><text:span text:style-name="T11">int</text:span><text:span text:style-name="T9"> </text:span><text:span text:style-name="T12">main</text:span><text:span text:style-name="T10">(</text:span><text:span text:style-name="T11">int</text:span><text:span text:style-name="T9"> </text:span><text:span text:style-name="T10">argc,</text:span><text:span text:style-name="T9"> </text:span><text:span text:style-name="T11">char</text:span><text:span text:style-name="T9"> </text:span><text:span text:style-name="T10">**</text:span><text:span text:style-name="T9"> </text:span><text:span text:style-name="T10">argv)</text:span></text:p>
            <text:p text:style-name="P6"><text:span text:style-name="T10">{</text:span></text:p>
            <text:p text:style-name="P6"><text:span text:style-name="T10"><text:s text:c="4"/></text:span><text:span text:style-name="T10">point a,</text:span><text:span text:style-name="T9"> </text:span><text:span text:style-name="T10">b;</text:span></text:p>
            <text:p text:style-name="P6"><text:span text:style-name="T10"><text:s text:c="4"/></text:span><text:span text:style-name="T10">a.</text:span><text:span text:style-name="T12">initialise</text:span><text:span text:style-name="T10">(</text:span><text:span text:style-name="T20">5.7</text:span><text:span text:style-name="T10">,</text:span><text:span text:style-name="T9"> </text:span><text:span text:style-name="T20">2.3</text:span><text:span text:style-name="T10">);</text:span></text:p>
            <text:p text:style-name="P6"><text:span text:style-name="T10"><text:s text:c="4"/></text:span><text:span text:style-name="T10">a.</text:span><text:span text:style-name="T12">affiche</text:span><text:span text:style-name="T10">();</text:span></text:p>
            <text:p text:style-name="P6"><text:span text:style-name="T10"><text:s text:c="4"/></text:span><text:span text:style-name="T10">a.</text:span><text:span text:style-name="T12">deplace</text:span><text:span text:style-name="T10">(</text:span><text:span text:style-name="T20">3.5</text:span><text:span text:style-name="T10">,</text:span><text:span text:style-name="T9"> </text:span><text:span text:style-name="T20">7.2</text:span><text:span text:style-name="T10">);</text:span></text:p>
            <text:p text:style-name="P6"><text:span text:style-name="T10"><text:s text:c="4"/></text:span><text:span text:style-name="T10">a.</text:span><text:span text:style-name="T12">affiche</text:span><text:span text:style-name="T10">();</text:span></text:p>
            <text:p text:style-name="P6"><text:span text:style-name="T10"><text:s text:c="4"/></text:span><text:span text:style-name="T10">b.</text:span><text:span text:style-name="T12">affiche</text:span><text:span text:style-name="T10">();</text:span></text:p>
            <text:p text:style-name="P6"><text:span text:style-name="T9"><text:s text:c="4"/></text:span><text:span text:style-name="T21">return</text:span><text:span text:style-name="T9"> </text:span><text:span text:style-name="T20">0</text:span><text:span text:style-name="T10">;</text:span></text:p>
            <text:p text:style-name="P6"><text:span text:style-name="T10">}</text:span></text:p>
          </draw:text-box>
        </draw:frame>
        <presentation:notes draw:style-name="dp2">
          <draw:page-thumbnail draw:style-name="gr1" draw:layer="layout" svg:width="32.729cm" svg:height="34.656cm" svg:x="-32.773cm" svg:y="-32.773cm" draw:page-number="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0.906cm" svg:height="2.183cm" svg:x="1.27cm" svg:y="0.317cm" presentation:class="title" presentation:user-transformed="true">
          <draw:text-box>
            <text:list text:style-name="L1">
              <text:list-header>
                <text:p text:style-name="P1"><text:span text:style-name="T1">Remarques</text:span></text:p>
              </text:list-header>
            </text:list>
          </draw:text-box>
        </draw:frame>
        <draw:frame presentation:style-name="pr11" draw:text-style-name="P2" draw:layer="layout" svg:width="22.811cm" svg:height="17.621cm" svg:x="0.921cm" svg:y="2.54cm" presentation:class="outline" presentation:user-transformed="true">
          <draw:text-box>
            <text:list text:style-name="L2">
              <text:list-header>
                <text:p text:style-name="P13"><text:span text:style-name="T1">- Dans le jargon de la POO, on dit que a et b sont:</text:span></text:p>
              </text:list-header>
            </text:list>
            <text:list text:style-name="L3">
              <text:list-item>
                <text:list>
                  <text:list-header>
                    <text:p text:style-name="P14"><text:span text:style-name="T1">→ </text:span><text:span text:style-name="T1">des instances de la classe point.</text:span></text:p>
                    <text:p text:style-name="P14"><text:span text:style-name="T1">→ </text:span><text:span text:style-name="T1">des objets de type point</text:span></text:p>
                  </text:list-header>
                </text:list>
              </text:list-item>
            </text:list>
            <text:list text:style-name="L2">
              <text:list-header>
                <text:p text:style-name="P13"><text:span text:style-name="T1">- par défaut, x et y sont des données membres privées : </text:span></text:p>
              </text:list-header>
            </text:list>
            <text:p><text:span text:style-name="T1">→ </text:span><text:span text:style-name="T1">En dehors des fonctions membres, l'instruction <text:s/></text:span><text:span text:style-name="T22">a.x</text:span><text:span text:style-name="T23"> </text:span><text:span text:style-name="T22">=</text:span><text:span text:style-name="T23"> </text:span><text:span text:style-name="T24">5</text:span><text:span text:style-name="T22">;</text:span><text:span text:style-name="T1"> est interdite</text:span></text:p>
            <text:list text:style-name="L3">
              <text:list-item>
                <text:list>
                  <text:list-header>
                    <text:p text:style-name="P14"><text:span text:style-name="T1">→ </text:span><text:span text:style-name="T1">Il faut prévoir des fonctions d'accès en lecture et en écriture</text:span></text:p>
                  </text:list-header>
                </text:list>
              </text:list-item>
            </text:list>
            <text:list text:style-name="L2">
              <text:list-header>
                <text:p text:style-name="P13"><text:span text:style-name="T1">- Les fonctions membres sont ici publiques. Il est possible d'en avoir des privées</text:span></text:p>
              </text:list-header>
            </text:list>
            <text:list text:style-name="L3">
              <text:list-item>
                <text:list>
                  <text:list-header>
                    <text:p text:style-name="P14"><text:span text:style-name="T1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29cm" svg:height="34.656cm" svg:x="-32.773cm" svg:y="-32.773cm" draw:page-number="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2" draw:layer="layout" svg:width="20.906cm" svg:height="2.647cm" svg:x="1.27cm" svg:y="0.352cm" presentation:class="title" presentation:user-transformed="true">
          <draw:text-box>
            <text:list text:style-name="L1">
              <text:list-header>
                <text:p text:style-name="P1"><text:span text:style-name="T1">Remarques</text:span></text:p>
              </text:list-header>
            </text:list>
          </draw:text-box>
        </draw:frame>
        <draw:frame presentation:style-name="pr13" draw:text-style-name="P2" draw:layer="layout" svg:width="22.811cm" svg:height="15.58cm" svg:x="1.269cm" svg:y="2.999cm" presentation:class="outline" presentation:user-transformed="true">
          <draw:text-box>
            <text:list text:style-name="L2">
              <text:list-header>
                <text:p text:style-name="P13"><text:span text:style-name="T1">- Les mots clés </text:span><text:span text:style-name="T25">public</text:span><text:span text:style-name="T1"> et </text:span><text:span text:style-name="T25">private </text:span><text:span text:style-name="T1">peuvent apparaître à plusieurs reprises:</text:span></text:p>
              </text:list-header>
              <text:list-item>
                <text:p text:style-name="P15"><text:span text:style-name="T1"/></text:p>
              </text:list-item>
            </text:list>
            <text:p text:style-name="P16"><text:span text:style-name="T8">class</text:span><text:span text:style-name="T9"> </text:span><text:span text:style-name="T10">X</text:span><text:span text:style-name="T9"> </text:span><text:span text:style-name="T10">{</text:span></text:p>
            <text:p text:style-name="P16"><text:span text:style-name="T9"/></text:p>
            <text:p text:style-name="P16"><text:span text:style-name="T9"><text:s text:c="4"/></text:span><text:span text:style-name="T8">private</text:span><text:span text:style-name="T9"> </text:span><text:span text:style-name="T10">:</text:span></text:p>
            <text:p text:style-name="P16"><text:span text:style-name="T9"/></text:p>
            <text:p text:style-name="P16"><text:span text:style-name="T9"><text:s text:c="8"/></text:span><text:span text:style-name="T10">.....</text:span></text:p>
            <text:p text:style-name="P16"><text:span text:style-name="T9"/></text:p>
            <text:p text:style-name="P16"><text:span text:style-name="T9"><text:s text:c="4"/></text:span><text:span text:style-name="T8">public</text:span><text:span text:style-name="T9"> </text:span><text:span text:style-name="T10">:</text:span></text:p>
            <text:p text:style-name="P16"><text:span text:style-name="T9"/></text:p>
            <text:p text:style-name="P16"><text:span text:style-name="T9"><text:s text:c="8"/></text:span><text:span text:style-name="T10">......</text:span></text:p>
            <text:p text:style-name="P16"><text:span text:style-name="T9"/></text:p>
            <text:p text:style-name="P16"><text:span text:style-name="T9"><text:s text:c="4"/></text:span><text:span text:style-name="T8">private</text:span><text:span text:style-name="T9"> </text:span><text:span text:style-name="T10">:</text:span></text:p>
            <text:p text:style-name="P16"><text:span text:style-name="T9"/></text:p>
            <text:p text:style-name="P16"><text:span text:style-name="T9"><text:s text:c="8"/></text:span><text:span text:style-name="T10">.....</text:span></text:p>
            <text:p text:style-name="P16"><text:span text:style-name="T9"/></text:p>
            <text:p text:style-name="P16"><text:span text:style-name="T10">};</text:span></text:p>
            <text:list text:style-name="L3">
              <text:list-item>
                <text:list>
                  <text:list-header>
                    <text:p text:style-name="P14"><text:span text:style-name="T26">-Par défaut les membres d'une classe sont privé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29cm" svg:height="34.656cm" svg:x="-32.773cm" svg:y="-32.773cm" draw:page-number="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06cm" svg:height="2.686cm" svg:x="1.27cm" svg:y="0.316cm" presentation:class="title" presentation:user-transformed="true">
          <draw:text-box>
            <text:list text:style-name="L1">
              <text:list-header>
                <text:p text:style-name="P1"><text:span text:style-name="T1">Affectation d'objets</text:span></text:p>
              </text:list-header>
            </text:list>
          </draw:text-box>
        </draw:frame>
        <draw:frame presentation:style-name="pr14" draw:text-style-name="P2" draw:layer="layout" svg:width="22.811cm" svg:height="13.698cm" svg:x="1.344cm" svg:y="2.962cm" presentation:class="outline" presentation:user-transformed="true">
          <draw:text-box>
            <text:p text:style-name="P6"><text:span text:style-name="T5">Point a,</text:span><text:span text:style-name="T3"> </text:span><text:span text:style-name="T5">b;</text:span></text:p>
            <text:p text:style-name="P6"><text:span text:style-name="T5"/></text:p>
            <text:p text:style-name="P7"><text:span text:style-name="T5">a.</text:span><text:span text:style-name="T27">initialise</text:span><text:span text:style-name="T5">(</text:span><text:span text:style-name="T7">3.0</text:span><text:span text:style-name="T5">,</text:span><text:span text:style-name="T3"> </text:span><text:span text:style-name="T7">4.0</text:span><text:span text:style-name="T5">);</text:span></text:p>
            <text:p text:style-name="P6"><text:span text:style-name="T5">b</text:span><text:span text:style-name="T3"> </text:span><text:span text:style-name="T5">=</text:span><text:span text:style-name="T3"> </text:span><text:span text:style-name="T5">a;</text:span></text:p>
            <text:list text:style-name="L2">
              <text:list-header>
                <text:p text:style-name="P13"><text:span text:style-name="T28"/></text:p>
              </text:list-header>
            </text:list>
            <text:p><text:span text:style-name="T28">- On ne peut pas écrire : </text:span><text:span text:style-name="T29">b.x</text:span><text:span text:style-name="T30"> </text:span><text:span text:style-name="T29">=</text:span><text:span text:style-name="T30"> </text:span><text:span text:style-name="T29">a.x;</text:span><text:span text:style-name="T30"> </text:span><text:span text:style-name="T29">b.y</text:span><text:span text:style-name="T30"> </text:span><text:span text:style-name="T29">=</text:span><text:span text:style-name="T30"> </text:span><text:span text:style-name="T29">a.x;</text:span><text:span text:style-name="T28"> car x et y sont privées</text:span></text:p>
            <text:list text:continue-numbering="true" text:style-name="L2">
              <text:list-header>
                <text:p text:style-name="P13"><text:span text:style-name="T28">- Notez que l'opération b = a est toujours légale. Elle marche lorsque les données ne sont pas allouées dynamiquement.</text:span></text:p>
              </text:list-header>
            </text:list>
          </draw:text-box>
        </draw:frame>
        <draw:custom-shape draw:style-name="gr2" draw:text-style-name="P2" draw:layer="layout" svg:width="3.999cm" svg:height="1.499cm" svg:x="14.4cm" svg:y="8.214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1.499cm" svg:x="18.897cm" svg:y="8.214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1.499cm" svg:x="18.897cm" svg:y="6.212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99cm" svg:height="1.499cm" svg:x="14.4cm" svg:y="4.21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99cm" svg:height="1.499cm" svg:x="14.4cm" svg:y="6.212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1.499cm" svg:x="18.897cm" svg:y="4.21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7" draw:layer="layout" svg:x1="16.397cm" svg:y1="4.21cm" svg:x2="16.402cm" svg:y2="5.709cm">
          <text:p/>
        </draw:line>
        <draw:line draw:style-name="gr3" draw:text-style-name="P17" draw:layer="layout" svg:x1="16.397cm" svg:y1="6.212cm" svg:x2="16.402cm" svg:y2="7.711cm">
          <text:p/>
        </draw:line>
        <draw:line draw:style-name="gr3" draw:text-style-name="P17" draw:layer="layout" svg:x1="16.397cm" svg:y1="8.214cm" svg:x2="16.402cm" svg:y2="9.713cm">
          <text:p/>
        </draw:line>
        <draw:line draw:style-name="gr3" draw:text-style-name="P17" draw:layer="layout" svg:x1="20.899cm" svg:y1="4.21cm" svg:x2="20.904cm" svg:y2="5.709cm">
          <text:p/>
        </draw:line>
        <draw:line draw:style-name="gr3" draw:text-style-name="P17" draw:layer="layout" svg:x1="20.899cm" svg:y1="6.212cm" svg:x2="20.904cm" svg:y2="7.711cm">
          <text:p/>
        </draw:line>
        <draw:line draw:style-name="gr3" draw:text-style-name="P17" draw:layer="layout" svg:x1="20.899cm" svg:y1="8.214cm" svg:x2="20.904cm" svg:y2="9.713cm">
          <text:p/>
        </draw:line>
        <draw:custom-shape draw:style-name="gr4" draw:text-style-name="P18" draw:layer="layout" svg:width="1.001cm" svg:height="1.014cm" svg:x="14.898cm" svg:y="8.214cm">
          <text:list text:style-name="L4">
            <text:list-header>
              <text:p text:style-name="P1"><text:span text:style-name="T3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1.001cm" svg:height="1.014cm" svg:x="14.898cm" svg:y="6.212cm">
          <text:list text:style-name="L4">
            <text:list-header>
              <text:p text:style-name="P1"><text:span text:style-name="T3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1.001cm" svg:height="1.014cm" svg:x="16.9cm" svg:y="6.199cm">
          <text:list text:style-name="L4">
            <text:list-header>
              <text:p text:style-name="P1"><text:span text:style-name="T3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8" draw:layer="layout" svg:width="1.001cm" svg:height="1.014cm" svg:x="16.9cm" svg:y="8.214cm">
          <text:list text:style-name="L4">
            <text:list-header>
              <text:p text:style-name="P1"><text:span text:style-name="T3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1.001cm" svg:height="1.014cm" svg:x="21.398cm" svg:y="8.214cm">
          <text:list text:style-name="L4">
            <text:list-header>
              <text:p text:style-name="P1"><text:span text:style-name="T3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1.001cm" svg:height="1.014cm" svg:x="19.4cm" svg:y="8.214cm">
          <text:list text:style-name="L4">
            <text:list-header>
              <text:p text:style-name="P1"><text:span text:style-name="T3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8" draw:layer="layout" svg:width="1.001cm" svg:height="1.015cm" svg:x="15.899cm" svg:y="3.213cm">
          <text:list text:style-name="L4">
            <text:list-header>
              <text:p text:style-name="P1"><text:span text:style-name="T3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1.001cm" svg:height="1.014cm" svg:x="20.397cm" svg:y="3.2cm">
          <text:list text:style-name="L4">
            <text:list-header>
              <text:p text:style-name="P1"><text:span text:style-name="T31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29cm" svg:height="34.656cm" svg:x="-32.773cm" svg:y="-32.773cm" draw:page-number="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02cm" svg:height="3.573cm" svg:x="1.27cm" svg:y="0.312cm" presentation:class="title" presentation:user-transformed="true">
          <draw:text-box>
            <text:list text:style-name="L1">
              <text:list-header>
                <text:p text:style-name="P1"><text:span text:style-name="T1">Attention à l'utilisation de « = »</text:span></text:p>
              </text:list-header>
            </text:list>
          </draw:text-box>
        </draw:frame>
        <draw:frame presentation:style-name="pr15" draw:text-style-name="P19" draw:layer="layout" svg:width="22.807cm" svg:height="12.987cm" svg:x="1.269cm" svg:y="4cm" presentation:class="outline" presentation:user-transformed="true">
          <draw:text-box>
            <text:p text:style-name="P6"><text:span text:style-name="T32">class</text:span><text:span text:style-name="T33"> </text:span><text:span text:style-name="T34">Classe</text:span></text:p>
            <text:p text:style-name="P6"><text:span text:style-name="T34">{</text:span></text:p>
            <text:p text:style-name="P6"><text:span text:style-name="T33"><text:s text:c="4"/></text:span><text:span text:style-name="T35">int</text:span><text:span text:style-name="T33"> </text:span><text:span text:style-name="T34">x;</text:span></text:p>
            <text:p text:style-name="P6"><text:span text:style-name="T33"><text:s text:c="4"/></text:span><text:span text:style-name="T35">char</text:span><text:span text:style-name="T33"> </text:span><text:span text:style-name="T34">*nom;</text:span></text:p>
            <text:p text:style-name="P6"><text:span text:style-name="T34">};</text:span></text:p>
            <text:p text:style-name="P6"><text:span text:style-name="T34"/></text:p>
            <text:p text:style-name="P7"><text:span text:style-name="T34">Classe a,</text:span><text:span text:style-name="T33"> </text:span><text:span text:style-name="T34">b;</text:span></text:p>
            <text:p text:style-name="P6"><text:span text:style-name="T34">a</text:span><text:span text:style-name="T33"> </text:span><text:span text:style-name="T34">=</text:span><text:span text:style-name="T33"> </text:span><text:span text:style-name="T34">b;</text:span></text:p>
          </draw:text-box>
        </draw:frame>
        <draw:custom-shape draw:style-name="gr2" draw:text-style-name="P2" draw:layer="layout" svg:width="2.002cm" svg:height="2.5cm" svg:x="19.5cm" svg:y="6.5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01cm" svg:height="2.002cm" svg:x="14.499cm" svg:y="8.502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01cm" svg:height="2.002cm" svg:x="20.999cm" svg:y="9.499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02cm" svg:height="2.5cm" svg:x="14.001cm" svg:y="5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7" draw:layer="layout" svg:x1="15.102cm" svg:y1="6.5cm" svg:x2="14.401cm" svg:y2="8.502cm">
          <text:p/>
        </draw:line>
        <draw:line draw:style-name="gr12" draw:text-style-name="P17" draw:layer="layout" svg:x1="20.501cm" svg:y1="7.999cm" svg:x2="20.999cm" svg:y2="10.001cm">
          <text:p/>
        </draw:line>
        <draw:custom-shape draw:style-name="gr13" draw:text-style-name="P18" draw:layer="layout" svg:width="1.001cm" svg:height="1.014cm" svg:x="14.499cm" svg:y="5.001cm">
          <text:list text:style-name="L4">
            <text:list-header>
              <text:p text:style-name="P1"><text:span text:style-name="T31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002cm" svg:height="2.5cm" svg:x="19.5cm" svg:y="6.5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0.816cm" svg:height="1.015cm" svg:x="20.183cm" svg:y="6.87cm">
          <text:list text:style-name="L4">
            <text:list-header>
              <text:p text:style-name="P1"><text:span text:style-name="T31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1.001cm" svg:height="1.015cm" svg:x="12.502cm" svg:y="4.987cm">
          <text:list text:style-name="L4">
            <text:list-header>
              <text:p text:style-name="P1"><text:span text:style-name="T3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1.001cm" svg:height="1.014cm" svg:x="18cm" svg:y="6.002cm">
          <text:list text:style-name="L4">
            <text:list-header>
              <text:p text:style-name="P1"><text:span text:style-name="T31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01cm" svg:height="2.002cm" svg:x="20.999cm" svg:y="9.499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7" draw:layer="layout" svg:x1="15.002cm" svg:y1="6.5cm" svg:x2="21.004cm" svg:y2="10.5cm">
          <text:p/>
        </draw:line>
        <draw:custom-shape draw:style-name="gr17" draw:text-style-name="P18" draw:layer="layout" svg:width="5.499cm" svg:height="0.886cm" svg:x="8.502cm" svg:y="7.501cm">
          <text:list text:style-name="L4">
            <text:list-header>
              <text:p text:style-name="P1"><text:span text:style-name="T36">Avant affec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7" draw:layer="layout" svg:x1="13cm" svg:y1="7.999cm" svg:x2="14.001cm" svg:y2="8.004cm">
          <text:p/>
        </draw:line>
        <draw:custom-shape draw:style-name="gr18" draw:text-style-name="P18" draw:layer="layout" svg:width="5.499cm" svg:height="0.887cm" svg:x="15.5cm" svg:y="12.616cm">
          <text:list text:style-name="L4">
            <text:list-header>
              <text:p text:style-name="P1"><text:span text:style-name="T36">Après affec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7" draw:layer="layout" svg:x1="19.562cm" svg:y1="9.768cm" svg:x2="18.358cm" svg:y2="12.766cm">
          <text:p/>
        </draw:line>
        <draw:custom-shape draw:style-name="gr19" draw:text-style-name="P18" draw:layer="layout" svg:width="2.002cm" svg:height="1.014cm" svg:x="12.502cm" svg:y="8.987cm">
          <text:list text:style-name="L4">
            <text:list-header>
              <text:p text:style-name="P1"><text:span text:style-name="T31">n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24cm" svg:height="34.652cm" svg:x="-32.773cm" svg:y="-32.773cm" draw:page-number="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6" draw:text-style-name="P2" draw:layer="layout" svg:width="20.911cm" svg:height="2.7cm" svg:x="1.269cm" svg:y="0.298cm" presentation:class="title" presentation:user-transformed="true">
          <draw:text-box>
            <text:list text:style-name="L1">
              <text:list-header>
                <text:p text:style-name="P1"><text:span text:style-name="T1">Constructeur</text:span></text:p>
              </text:list-header>
            </text:list>
          </draw:text-box>
        </draw:frame>
        <draw:frame presentation:style-name="pr17" draw:text-style-name="P2" draw:layer="layout" svg:width="23.729cm" svg:height="14.517cm" svg:x="1.269cm" svg:y="2.999cm" presentation:class="outline" presentation:user-transformed="true">
          <draw:text-box>
            <text:list text:style-name="L2">
              <text:list-header>
                <text:p text:style-name="P20"><text:span text:style-name="T1">- C'est une fonction appelée automatiquement à la création d'un objet.</text:span></text:p>
                <text:p text:style-name="P20"><text:span text:style-name="T1">- Son rôle est d'initialiser l'objet convenablement</text:span></text:p>
                <text:p text:style-name="P20"><text:span text:style-name="T1">- De faire des allocation dynamiques si nécessaire</text:span></text:p>
                <text:p text:style-name="P20"><text:span text:style-name="T1">- Il est toujours nécessaire d'en faire une ou plusieurs</text:span></text:p>
                <text:p text:style-name="P20"><text:span text:style-name="T1">- Le constructeur à le même nom que la classe et ne n'a pas de valeur de retour</text:span></text:p>
              </text:list-header>
            </text:list>
          </draw:text-box>
        </draw:frame>
        <presentation:notes draw:style-name="dp2">
          <draw:page-thumbnail draw:style-name="gr1" draw:layer="layout" svg:width="32.733cm" svg:height="34.66cm" svg:x="-32.773cm" svg:y="-32.773cm" draw:page-number="1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8" draw:text-style-name="P2" draw:layer="layout" svg:width="20.902cm" svg:height="2.691cm" svg:x="1.27cm" svg:y="0.312cm" presentation:class="title" presentation:user-transformed="true">
          <draw:text-box>
            <text:list text:style-name="L1">
              <text:list-header>
                <text:p text:style-name="P1"><text:span text:style-name="T1">Constructeur</text:span></text:p>
              </text:list-header>
            </text:list>
          </draw:text-box>
        </draw:frame>
        <draw:frame presentation:style-name="pr19" draw:text-style-name="P2" draw:layer="layout" svg:width="22.807cm" svg:height="13.486cm" svg:x="1.269cm" svg:y="3.5cm" presentation:class="outline" presentation:user-transformed="true">
          <draw:text-box>
            <text:list text:style-name="L2">
              <text:list-header>
                <text:p text:style-name="P20"><text:span text:style-name="T1">- La rôle principal du constructeur est de garantir la cohérence des objets</text:span></text:p>
                <text:p text:style-name="P20"><text:span text:style-name="T1">- Un objet carré ne doit pas avoir une valeur négative comme longueur d'un des côtés</text:span></text:p>
                <text:p text:style-name="P20"><text:span text:style-name="T1">- Un <text:s/>objet cercle ne doit pas avoir un rayon négatif</text:span></text:p>
                <text:p text:style-name="P20"><text:span text:style-name="T1">- .......</text:span></text:p>
                <text:p text:style-name="P20"><text:span text:style-name="T1">- ........</text:span></text:p>
              </text:list-header>
            </text:list>
          </draw:text-box>
        </draw:frame>
        <presentation:notes draw:style-name="dp2">
          <draw:page-thumbnail draw:style-name="gr1" draw:layer="layout" svg:width="32.724cm" svg:height="34.652cm" svg:x="-32.773cm" svg:y="-32.773cm" draw:page-number="1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8" draw:text-style-name="P2" draw:layer="layout" svg:width="20.902cm" svg:height="2.691cm" svg:x="1.27cm" svg:y="0.312cm" presentation:class="title" presentation:user-transformed="true">
          <draw:text-box>
            <text:list text:style-name="L1">
              <text:list-header>
                <text:p text:style-name="P1"><text:span text:style-name="T1">Exemple : la classe point</text:span></text:p>
              </text:list-header>
            </text:list>
          </draw:text-box>
        </draw:frame>
        <draw:frame presentation:style-name="pr20" draw:text-style-name="P22" draw:layer="layout" svg:width="25.4cm" svg:height="15.075cm" svg:x="0.082cm" svg:y="3.38cm" presentation:class="outline" presentation:user-transformed="true">
          <draw:text-box>
            <text:p text:style-name="P21"><text:span text:style-name="T32">class</text:span><text:span text:style-name="T33"> </text:span><text:span text:style-name="T34">Point</text:span><text:span text:style-name="T33"> {</text:span></text:p>
            <text:p text:style-name="P21"><text:span text:style-name="T33"/></text:p>
            <text:p text:style-name="P21"><text:span text:style-name="T33"><text:s text:c="4"/></text:span><text:span text:style-name="T32">private</text:span><text:span text:style-name="T33"> </text:span><text:span text:style-name="T34">:</text:span></text:p>
            <text:p text:style-name="P21"><text:span text:style-name="T33"/></text:p>
            <text:p text:style-name="P21"><text:span text:style-name="T33"><text:s text:c="8"/></text:span><text:span text:style-name="T35">double</text:span><text:span text:style-name="T33"> </text:span><text:span text:style-name="T34">x;</text:span></text:p>
            <text:p text:style-name="P21"><text:span text:style-name="T33"><text:s text:c="8"/></text:span><text:span text:style-name="T35">double</text:span><text:span text:style-name="T33"> </text:span><text:span text:style-name="T34">y;</text:span></text:p>
            <text:p text:style-name="P21"><text:span text:style-name="T33"/></text:p>
            <text:p text:style-name="P21"><text:span text:style-name="T33"><text:s text:c="4"/></text:span><text:span text:style-name="T32">public</text:span><text:span text:style-name="T33"> </text:span><text:span text:style-name="T34">:</text:span></text:p>
            <text:p text:style-name="P21"><text:span text:style-name="T33"/></text:p>
            <text:p text:style-name="P21"><text:span text:style-name="T33"><text:s text:c="8"/></text:span><text:span text:style-name="T37">Point</text:span><text:span text:style-name="T34">(</text:span><text:span text:style-name="T35">double</text:span><text:span text:style-name="T33"> </text:span><text:span text:style-name="T34">,</text:span><text:span text:style-name="T33"> </text:span><text:span text:style-name="T35">double</text:span><text:span text:style-name="T34">)</text:span></text:p>
            <text:p text:style-name="P21"><text:span text:style-name="T33"><text:s text:c="8"/></text:span><text:span text:style-name="T35">void</text:span><text:span text:style-name="T33"> </text:span><text:span text:style-name="T37">deplacer</text:span><text:span text:style-name="T34">(</text:span><text:span text:style-name="T35">double</text:span><text:span text:style-name="T34">,</text:span><text:span text:style-name="T33"> </text:span><text:span text:style-name="T35">double</text:span><text:span text:style-name="T34">);</text:span></text:p>
            <text:p text:style-name="P21"><text:span text:style-name="T33"><text:s text:c="8"/></text:span><text:span text:style-name="T35">void</text:span><text:span text:style-name="T33"> </text:span><text:span text:style-name="T37">afficher</text:span><text:span text:style-name="T34">();</text:span></text:p>
            <text:p text:style-name="P21"><text:span text:style-name="T33"/></text:p>
            <text:p text:style-name="P21"><text:span text:style-name="T34">};</text:span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8" draw:text-style-name="P2" draw:layer="layout" svg:width="20.902cm" svg:height="2.691cm" svg:x="1.27cm" svg:y="0.312cm" presentation:class="title" presentation:user-transformed="true">
          <draw:text-box>
            <text:list text:style-name="L1">
              <text:list-header>
                <text:p text:style-name="P1"><text:span text:style-name="T1">Exemple la classe point</text:span></text:p>
              </text:list-header>
            </text:list>
          </draw:text-box>
        </draw:frame>
        <draw:frame presentation:style-name="pr21" draw:text-style-name="P2" draw:layer="layout" svg:width="22.807cm" svg:height="15.277cm" svg:x="1.269cm" svg:y="3.501cm" presentation:class="outline" presentation:user-transformed="true">
          <draw:text-box>
            <text:list text:style-name="L2">
              <text:list-header>
                <text:p text:style-name="P20"><text:span text:style-name="T1">- On ne peut plus faire cela:</text:span></text:p>
              </text:list-header>
            </text:list>
            <text:p text:style-name="P6"><text:span text:style-name="T38">Point a;</text:span></text:p>
            <text:list text:continue-numbering="true" text:style-name="L2">
              <text:list-header>
                <text:p text:style-name="P20"><text:span text:style-name="T1">- En fait, à partir du moment où un constructeur est défini, il doit pouvoir être appelé lors de la création de l'objet.</text:span></text:p>
              </text:list-header>
            </text:list>
            <text:p text:style-name="P6"><text:span text:style-name="T39">Point</text:span><text:span text:style-name="T40"> </text:span><text:span text:style-name="T41">a</text:span><text:span text:style-name="T39">(</text:span><text:span text:style-name="T42">3.5</text:span><text:span text:style-name="T39">,</text:span><text:span text:style-name="T40"> </text:span><text:span text:style-name="T42">6.2</text:span><text:span text:style-name="T39">);</text:span></text:p>
            <text:p text:style-name="P6"><text:span text:style-name="T39">Point</text:span><text:span text:style-name="T40"> </text:span><text:span text:style-name="T41">b</text:span><text:span text:style-name="T39">(</text:span><text:span text:style-name="T42">0.0</text:span><text:span text:style-name="T40"> </text:span><text:span text:style-name="T39">,</text:span><text:span text:style-name="T40"> </text:span><text:span text:style-name="T42">0.0</text:span><text:span text:style-name="T39">);</text:span></text:p>
            <text:list text:continue-numbering="true" text:style-name="L2">
              <text:list-header>
                <text:p text:style-name="P20"><text:span text:style-name="T1">- C'est un bon moyen de garder la cohérence des objets</text:span></text:p>
              </text:list-header>
            </text:list>
          </draw:text-box>
        </draw:frame>
        <presentation:notes draw:style-name="dp2">
          <draw:page-thumbnail draw:style-name="gr1" draw:layer="layout" svg:width="32.724cm" svg:height="34.652cm" svg:x="-32.773cm" svg:y="-32.773cm" draw:page-number="1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8" draw:text-style-name="P2" draw:layer="layout" svg:width="20.902cm" svg:height="2.691cm" svg:x="1.27cm" svg:y="0cm" presentation:class="title" presentation:user-transformed="true">
          <draw:text-box>
            <text:list text:style-name="L1">
              <text:list-header>
                <text:p text:style-name="P1"><text:span text:style-name="T1">Le fichier point.h :</text:span></text:p>
              </text:list-header>
            </text:list>
          </draw:text-box>
        </draw:frame>
        <draw:frame presentation:style-name="pr22" draw:text-style-name="P24" draw:layer="layout" svg:width="25.4cm" svg:height="16.587cm" svg:x="0.082cm" svg:y="3.003cm" presentation:class="outline" presentation:user-transformed="true">
          <draw:text-box>
            <text:p text:style-name="P23"><text:span text:style-name="T18"># ifndef _POINT_H_</text:span></text:p>
            <text:p text:style-name="P23"><text:span text:style-name="T18"># define _POINT_H_</text:span></text:p>
            <text:p text:style-name="P23"><text:span text:style-name="T9"/></text:p>
            <text:p text:style-name="P23"><text:span text:style-name="T18"># include &lt;iostream&gt;</text:span></text:p>
            <text:p text:style-name="P23"><text:span text:style-name="T9"/></text:p>
            <text:p text:style-name="P23"><text:span text:style-name="T8">class</text:span><text:span text:style-name="T9"> </text:span><text:span text:style-name="T10">Point</text:span><text:span text:style-name="T9"> </text:span><text:span text:style-name="T10">{</text:span></text:p>
            <text:p text:style-name="P23"><text:span text:style-name="T9"/></text:p>
            <text:p text:style-name="P23"><text:span text:style-name="T9"><text:s text:c="4"/></text:span><text:span text:style-name="T8">private</text:span><text:span text:style-name="T9"> </text:span><text:span text:style-name="T10">:</text:span></text:p>
            <text:p text:style-name="P23"><text:span text:style-name="T9"/></text:p>
            <text:p text:style-name="P23"><text:span text:style-name="T9"><text:s text:c="8"/></text:span><text:span text:style-name="T11">double</text:span><text:span text:style-name="T9"> </text:span><text:span text:style-name="T10">x;</text:span></text:p>
            <text:p text:style-name="P23"><text:span text:style-name="T9"><text:s text:c="8"/></text:span><text:span text:style-name="T11">double</text:span><text:span text:style-name="T9"> </text:span><text:span text:style-name="T10">y;</text:span></text:p>
            <text:p text:style-name="P23"><text:span text:style-name="T9"/></text:p>
            <text:p text:style-name="P23"><text:span text:style-name="T9"><text:s text:c="4"/></text:span><text:span text:style-name="T8">public</text:span><text:span text:style-name="T9"> </text:span><text:span text:style-name="T10">:</text:span></text:p>
            <text:p text:style-name="P23"><text:span text:style-name="T9"/></text:p>
            <text:p text:style-name="P23"><text:span text:style-name="T9"><text:s text:c="8"/></text:span><text:span text:style-name="T12">Point</text:span><text:span text:style-name="T10">(</text:span><text:span text:style-name="T11">double</text:span><text:span text:style-name="T9"> </text:span><text:span text:style-name="T10">,</text:span><text:span text:style-name="T9"> </text:span><text:span text:style-name="T11">double</text:span><text:span text:style-name="T10">);</text:span></text:p>
            <text:p text:style-name="P23"><text:span text:style-name="T9"><text:s text:c="8"/></text:span><text:span text:style-name="T11">void</text:span><text:span text:style-name="T9"> </text:span><text:span text:style-name="T12">deplacer</text:span><text:span text:style-name="T10">(</text:span><text:span text:style-name="T11">double</text:span><text:span text:style-name="T10">,</text:span><text:span text:style-name="T9"> </text:span><text:span text:style-name="T11">double</text:span><text:span text:style-name="T10">);</text:span></text:p>
            <text:p text:style-name="P23"><text:span text:style-name="T9"><text:s text:c="8"/></text:span><text:span text:style-name="T11">void</text:span><text:span text:style-name="T9"> </text:span><text:span text:style-name="T12">afficher</text:span><text:span text:style-name="T10">();</text:span></text:p>
            <text:p text:style-name="P23"><text:span text:style-name="T9"/></text:p>
            <text:p text:style-name="P23"><text:span text:style-name="T10">};</text:span></text:p>
            <text:p text:style-name="P23"><text:span text:style-name="T9"/></text:p>
            <text:p text:style-name="P23"><text:span text:style-name="T18"># endif</text:span><text:span text:style-name="T9"> </text:span><text:span text:style-name="T43">// _POINT_H_</text:span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0.902cm" svg:height="1.915cm" svg:x="1.27cm" svg:y="0.2cm" presentation:class="title" presentation:user-transformed="true">
          <draw:text-box>
            <text:list text:style-name="L1">
              <text:list-header>
                <text:p text:style-name="P1"><text:span text:style-name="T1">Le fichier point.cpp :</text:span></text:p>
              </text:list-header>
            </text:list>
          </draw:text-box>
        </draw:frame>
        <draw:frame presentation:style-name="pr24" draw:text-style-name="P27" draw:layer="layout" svg:width="25.4cm" svg:height="16.811cm" svg:x="0cm" svg:y="2.002cm" presentation:class="outline" presentation:user-transformed="true">
          <draw:text-box>
            <text:p text:style-name="P25"><text:span text:style-name="T18"/></text:p>
            <text:p text:style-name="P25"><text:span text:style-name="T18"># include</text:span><text:span text:style-name="T9"> </text:span><text:span text:style-name="T19">"point.h"</text:span></text:p>
            <text:p text:style-name="P25"><text:span text:style-name="T9"/></text:p>
            <text:p text:style-name="P25"><text:span text:style-name="T21">using namespace</text:span><text:span text:style-name="T9"> </text:span><text:span text:style-name="T10">std;</text:span></text:p>
            <text:p text:style-name="P25"><text:span text:style-name="T10"/></text:p>
            <text:p text:style-name="P26"><text:span text:style-name="T10">Point::</text:span><text:span text:style-name="T12">Point</text:span><text:span text:style-name="T10">(</text:span><text:span text:style-name="T11">double</text:span><text:span text:style-name="T9"> </text:span><text:span text:style-name="T10">abs,</text:span><text:span text:style-name="T9"> </text:span><text:span text:style-name="T11">double</text:span><text:span text:style-name="T9"> </text:span><text:span text:style-name="T10">ord) {</text:span></text:p>
            <text:p text:style-name="P25"><text:span text:style-name="T10"><text:s text:c="4"/></text:span><text:span text:style-name="T10">x</text:span><text:span text:style-name="T9"> </text:span><text:span text:style-name="T10">=</text:span><text:span text:style-name="T9"> </text:span><text:span text:style-name="T10">abs;</text:span></text:p>
            <text:p text:style-name="P25"><text:span text:style-name="T10"><text:s text:c="4"/></text:span><text:span text:style-name="T10">y</text:span><text:span text:style-name="T9"> </text:span><text:span text:style-name="T10">=</text:span><text:span text:style-name="T9"> </text:span><text:span text:style-name="T10">ord;</text:span></text:p>
            <text:p text:style-name="P25"><text:span text:style-name="T10">}</text:span></text:p>
            <text:p text:style-name="P25"><text:span text:style-name="T9"/></text:p>
            <text:p text:style-name="P25"><text:span text:style-name="T11">void</text:span><text:span text:style-name="T9"> </text:span><text:span text:style-name="T10">Point::</text:span><text:span text:style-name="T12">deplacer</text:span><text:span text:style-name="T10">(</text:span><text:span text:style-name="T11">double</text:span><text:span text:style-name="T9"> <text:s/></text:span><text:span text:style-name="T10">dx,</text:span><text:span text:style-name="T9"> </text:span><text:span text:style-name="T11">double</text:span><text:span text:style-name="T9"> </text:span><text:span text:style-name="T10">dy) {</text:span></text:p>
            <text:p text:style-name="P25"><text:span text:style-name="T10"><text:s text:c="4"/></text:span><text:span text:style-name="T10">x</text:span><text:span text:style-name="T9"> </text:span><text:span text:style-name="T10">+=</text:span><text:span text:style-name="T9"> </text:span><text:span text:style-name="T10">dx</text:span><text:span text:style-name="T9"> </text:span><text:span text:style-name="T10">;</text:span></text:p>
            <text:p text:style-name="P25"><text:span text:style-name="T10"><text:s text:c="4"/></text:span><text:span text:style-name="T10">y</text:span><text:span text:style-name="T9"> </text:span><text:span text:style-name="T10">+=</text:span><text:span text:style-name="T9"> </text:span><text:span text:style-name="T10">dy;</text:span></text:p>
            <text:p text:style-name="P25"><text:span text:style-name="T10">}</text:span></text:p>
            <text:p text:style-name="P25"><text:span text:style-name="T9"/></text:p>
            <text:p text:style-name="P25"><text:span text:style-name="T11">void</text:span><text:span text:style-name="T9"> </text:span><text:span text:style-name="T10">Point::</text:span><text:span text:style-name="T12">afficher</text:span><text:span text:style-name="T10">() {</text:span></text:p>
            <text:p text:style-name="P25"><text:span text:style-name="T10"><text:s text:c="4"/></text:span><text:span text:style-name="T10">cout</text:span><text:span text:style-name="T9"> </text:span><text:span text:style-name="T10">&lt;&lt;</text:span><text:span text:style-name="T9"> </text:span><text:span text:style-name="T19">'('</text:span><text:span text:style-name="T9"> </text:span><text:span text:style-name="T10">&lt;&lt;</text:span><text:span text:style-name="T9"> </text:span><text:span text:style-name="T10">x</text:span><text:span text:style-name="T9"> </text:span><text:span text:style-name="T10">&lt;&lt;</text:span><text:span text:style-name="T9"> </text:span><text:span text:style-name="T19">", "</text:span><text:span text:style-name="T9"> </text:span><text:span text:style-name="T10">&lt;&lt;</text:span><text:span text:style-name="T9"> </text:span><text:span text:style-name="T10">y</text:span><text:span text:style-name="T9"> </text:span><text:span text:style-name="T10">&lt;&lt;</text:span><text:span text:style-name="T9"> </text:span><text:span text:style-name="T19">')'</text:span><text:span text:style-name="T9"> </text:span><text:span text:style-name="T10">&lt;&lt;</text:span><text:span text:style-name="T9"> </text:span><text:span text:style-name="T10">endl;</text:span></text:p>
            <text:p text:style-name="P25"><text:span text:style-name="T10">}</text:span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02cm" svg:height="3.573cm" svg:x="1.27cm" svg:y="0.312cm" presentation:class="title" presentation:user-transformed="true">
          <draw:text-box>
            <text:list text:style-name="L1">
              <text:list-header>
                <text:p text:style-name="P1"><text:span text:style-name="T1">Le fichier main.cpp :</text:span></text:p>
              </text:list-header>
            </text:list>
          </draw:text-box>
        </draw:frame>
        <draw:frame presentation:style-name="pr25" draw:text-style-name="P19" draw:layer="layout" svg:width="22.807cm" svg:height="14.487cm" svg:x="1.2cm" svg:y="4.563cm" presentation:class="outline" presentation:user-transformed="true">
          <draw:text-box>
            <text:p text:style-name="P6"><text:span text:style-name="T44"># include</text:span><text:span text:style-name="T33"> </text:span><text:span text:style-name="T45">"point.h"</text:span></text:p>
            <text:p text:style-name="P6"><text:span text:style-name="T33"/></text:p>
            <text:p text:style-name="P6"><text:span text:style-name="T35">int</text:span><text:span text:style-name="T33"> </text:span><text:span text:style-name="T37">main</text:span><text:span text:style-name="T34">(</text:span><text:span text:style-name="T35">int</text:span><text:span text:style-name="T33"> </text:span><text:span text:style-name="T34">argc,</text:span><text:span text:style-name="T33"> </text:span><text:span text:style-name="T35">char</text:span><text:span text:style-name="T33"> </text:span><text:span text:style-name="T34">**</text:span><text:span text:style-name="T33"> </text:span><text:span text:style-name="T34">argv)</text:span></text:p>
            <text:p text:style-name="P6"><text:span text:style-name="T34">{</text:span></text:p>
            <text:p text:style-name="P6"><text:span text:style-name="T34"><text:s text:c="4"/></text:span><text:span text:style-name="T34">Point</text:span><text:span text:style-name="T33"> </text:span><text:span text:style-name="T37">a</text:span><text:span text:style-name="T34">(</text:span><text:span text:style-name="T46">5.0</text:span><text:span text:style-name="T34">,</text:span><text:span text:style-name="T33"> </text:span><text:span text:style-name="T46">7.1</text:span><text:span text:style-name="T34">);</text:span></text:p>
            <text:p text:style-name="P6"><text:span text:style-name="T34"><text:s text:c="4"/></text:span><text:span text:style-name="T34">a.</text:span><text:span text:style-name="T37">afficher</text:span><text:span text:style-name="T34">();</text:span></text:p>
            <text:p text:style-name="P6"><text:span text:style-name="T34"><text:s text:c="4"/></text:span><text:span text:style-name="T34">a.</text:span><text:span text:style-name="T37">deplacer</text:span><text:span text:style-name="T34">(-</text:span><text:span text:style-name="T46">1.0</text:span><text:span text:style-name="T34">,</text:span><text:span text:style-name="T33"> </text:span><text:span text:style-name="T46">8.3</text:span><text:span text:style-name="T34">);</text:span></text:p>
            <text:p text:style-name="P6"><text:span text:style-name="T34"><text:s text:c="4"/></text:span><text:span text:style-name="T34">a.</text:span><text:span text:style-name="T37">afficher</text:span><text:span text:style-name="T34">();</text:span></text:p>
            <text:p text:style-name="P6"><text:span text:style-name="T33"><text:s text:c="4"/></text:span><text:span text:style-name="T47">return</text:span><text:span text:style-name="T33"> </text:span><text:span text:style-name="T46">0</text:span><text:span text:style-name="T34">;</text:span></text:p>
            <text:p text:style-name="P6"><text:span text:style-name="T34">}</text:span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6" draw:text-style-name="P2" draw:layer="layout" svg:width="20.902cm" svg:height="2.188cm" svg:x="1.27cm" svg:y="0.311cm" presentation:class="title" presentation:user-transformed="true">
          <draw:text-box>
            <text:list text:style-name="L1">
              <text:list-header>
                <text:p text:style-name="P1"><text:span text:style-name="T1">Le destructeur</text:span></text:p>
              </text:list-header>
            </text:list>
          </draw:text-box>
        </draw:frame>
        <draw:frame presentation:style-name="pr8" draw:text-style-name="P2" draw:layer="layout" svg:width="22.807cm" svg:height="15.501cm" svg:x="1.075cm" svg:y="2.655cm" presentation:class="outline" presentation:user-transformed="true">
          <draw:text-box>
            <text:list text:style-name="L2">
              <text:list-header>
                <text:p text:style-name="P20"><text:span text:style-name="T1">-</text:span><text:span text:style-name="T28"> Le destructeur est une fonction appelée au moment ou un objet doit disparaître</text:span></text:p>
                <text:p text:style-name="P20"><text:span text:style-name="T28">- L'appel au destructeur est fait automatiquement </text:span></text:p>
              </text:list-header>
            </text:list>
            <text:p text:style-name="P6"><text:span text:style-name="T34">......</text:span></text:p>
            <text:p text:style-name="P6"><text:span text:style-name="T34">{</text:span></text:p>
            <text:p text:style-name="P6"><text:span text:style-name="T34"><text:s text:c="4"/></text:span><text:span text:style-name="T34">Point</text:span><text:span text:style-name="T33"> <text:s/></text:span><text:span text:style-name="T37">a</text:span><text:span text:style-name="T34">(</text:span><text:span text:style-name="T46">3.5</text:span><text:span text:style-name="T34">,</text:span><text:span text:style-name="T33"> </text:span><text:span text:style-name="T46">5.5</text:span><text:span text:style-name="T34">);</text:span></text:p>
            <text:p text:style-name="P6"><text:span text:style-name="T33"><text:s text:c="4"/></text:span><text:span text:style-name="T34">....</text:span></text:p>
            <text:p><text:span text:style-name="T29">}</text:span><text:span text:style-name="T28"> <text:s text:c="7"/>C'est ici que le destructeur est appelé</text:span></text:p>
            <text:list text:continue-numbering="true" text:style-name="L2">
              <text:list-header>
                <text:p text:style-name="P20"><text:span text:style-name="T28">- Le destructeur a le même nom que la classe précédé d'un ''~'' : </text:span><text:span text:style-name="T29">~</text:span><text:span text:style-name="T48">Point</text:span><text:span text:style-name="T29">()</text:span></text:p>
                <text:p text:style-name="P20"><text:span text:style-name="T28">- Le destructeur n'a pas d'arguments </text:span></text:p>
              </text:list-header>
            </text:list>
          </draw:text-box>
        </draw:frame>
        <draw:line draw:style-name="gr12" draw:text-style-name="P17" draw:layer="layout" svg:x1="3.717cm" svg:y1="13.384cm" svg:x2="1.8cm" svg:y2="13.6cm">
          <text:p/>
        </draw:line>
        <presentation:notes draw:style-name="dp2">
          <draw:page-thumbnail draw:style-name="gr1" draw:layer="layout" svg:width="32.724cm" svg:height="34.652cm" svg:x="-32.773cm" svg:y="-32.773cm" draw:page-number="1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0.902cm" svg:height="1.915cm" svg:x="1.098cm" svg:y="-0.001cm" presentation:class="title" presentation:user-transformed="true">
          <draw:text-box>
            <text:list text:style-name="L1">
              <text:list-header>
                <text:p text:style-name="P1"><text:span text:style-name="T1">La classe test : test.h</text:span></text:p>
              </text:list-header>
            </text:list>
          </draw:text-box>
        </draw:frame>
        <draw:frame presentation:style-name="pr27" draw:text-style-name="P29" draw:layer="layout" svg:width="23.575cm" svg:height="17.28cm" svg:x="0.497cm" svg:y="1.538cm" presentation:class="outline" presentation:user-transformed="true">
          <draw:text-box>
            <text:p text:style-name="P28"><text:span text:style-name="T49"/></text:p>
            <text:p text:style-name="P28"><text:span text:style-name="T49"># ifndef _TEST_H_</text:span></text:p>
            <text:p text:style-name="P28"><text:span text:style-name="T49"># define _TEST_H_</text:span></text:p>
            <text:p text:style-name="P28"><text:span text:style-name="T50"/></text:p>
            <text:p text:style-name="P28"><text:span text:style-name="T49"># include &lt;iostream&gt;</text:span></text:p>
            <text:p text:style-name="P28"><text:span text:style-name="T50"/></text:p>
            <text:p text:style-name="P28"><text:span text:style-name="T51">class</text:span><text:span text:style-name="T50"> </text:span><text:span text:style-name="T52">Test</text:span><text:span text:style-name="T50"> </text:span><text:span text:style-name="T52">{</text:span></text:p>
            <text:p text:style-name="P28"><text:span text:style-name="T50"/></text:p>
            <text:p text:style-name="P28"><text:span text:style-name="T50"><text:s text:c="4"/></text:span><text:span text:style-name="T51">private</text:span><text:span text:style-name="T50"> </text:span><text:span text:style-name="T52">:</text:span></text:p>
            <text:p text:style-name="P28"><text:span text:style-name="T50"/></text:p>
            <text:p text:style-name="P28"><text:span text:style-name="T50"><text:s text:c="8"/></text:span><text:span text:style-name="T53">int</text:span><text:span text:style-name="T50"> </text:span><text:span text:style-name="T52">num;</text:span></text:p>
            <text:p text:style-name="P28"><text:span text:style-name="T50"/></text:p>
            <text:p text:style-name="P28"><text:span text:style-name="T50"/></text:p>
            <text:p text:style-name="P28"><text:span text:style-name="T50"><text:s text:c="4"/></text:span><text:span text:style-name="T51">public</text:span><text:span text:style-name="T50"> </text:span><text:span text:style-name="T52">:</text:span></text:p>
            <text:p text:style-name="P28"><text:span text:style-name="T50"/></text:p>
            <text:p text:style-name="P28"><text:span text:style-name="T50"><text:s text:c="8"/></text:span><text:span text:style-name="T54">Test</text:span><text:span text:style-name="T52">(</text:span><text:span text:style-name="T53">int</text:span><text:span text:style-name="T52">);</text:span></text:p>
            <text:p text:style-name="P28"><text:span text:style-name="T50"><text:s text:c="7"/></text:span><text:span text:style-name="T52">~</text:span><text:span text:style-name="T54">Test</text:span><text:span text:style-name="T52">();</text:span></text:p>
            <text:p text:style-name="P28"><text:span text:style-name="T50"/></text:p>
            <text:p text:style-name="P28"><text:span text:style-name="T52">};</text:span></text:p>
            <text:p text:style-name="P28"><text:span text:style-name="T50"/></text:p>
            <text:p text:style-name="P28"><text:span text:style-name="T49"># endif</text:span><text:span text:style-name="T50"> </text:span><text:span text:style-name="T6">// _TEST_H_</text:span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0.902cm" svg:height="1.915cm" svg:x="1.098cm" svg:y="-0.001cm" presentation:class="title" presentation:user-transformed="true">
          <draw:text-box>
            <text:list text:style-name="L1">
              <text:list-header>
                <text:p text:style-name="P1"><text:span text:style-name="T1">La classe test : test.cpp</text:span></text:p>
              </text:list-header>
            </text:list>
          </draw:text-box>
        </draw:frame>
        <draw:frame presentation:style-name="pr27" draw:text-style-name="P32" draw:layer="layout" svg:width="23.575cm" svg:height="17.23cm" svg:x="0.497cm" svg:y="1.538cm" presentation:class="outline" presentation:user-transformed="true">
          <draw:text-box>
            <text:p text:style-name="P30"><text:span text:style-name="T49"/></text:p>
            <text:p text:style-name="P30"><text:span text:style-name="T49"># include</text:span><text:span text:style-name="T50"> </text:span><text:span text:style-name="T55">"test.h"</text:span></text:p>
            <text:p text:style-name="P30"><text:span text:style-name="T50"/></text:p>
            <text:p text:style-name="P30"><text:span text:style-name="T56">using namespace</text:span><text:span text:style-name="T50"> </text:span><text:span text:style-name="T52">std;</text:span></text:p>
            <text:p text:style-name="P30"><text:span text:style-name="T52"/></text:p>
            <text:p text:style-name="P30"><text:span text:style-name="T52"/></text:p>
            <text:p text:style-name="P31"><text:span text:style-name="T52">Test::</text:span><text:span text:style-name="T54">Test</text:span><text:span text:style-name="T52">(</text:span><text:span text:style-name="T53">int</text:span><text:span text:style-name="T50"> </text:span><text:span text:style-name="T52">n)</text:span></text:p>
            <text:p text:style-name="P30"><text:span text:style-name="T52">{</text:span></text:p>
            <text:p text:style-name="P30"><text:span text:style-name="T52"><text:s text:c="4"/></text:span><text:span text:style-name="T52">num</text:span><text:span text:style-name="T50"> </text:span><text:span text:style-name="T52">=</text:span><text:span text:style-name="T50"> </text:span><text:span text:style-name="T52">n;</text:span></text:p>
            <text:p text:style-name="P30"><text:span text:style-name="T52"><text:s text:c="4"/></text:span><text:span text:style-name="T52">cout</text:span><text:span text:style-name="T50"> </text:span><text:span text:style-name="T52">&lt;&lt;</text:span><text:span text:style-name="T50"> </text:span><text:span text:style-name="T55">" ++ appel du constructeur -- num = "</text:span></text:p>
            <text:p text:style-name="P30"><text:span text:style-name="T55"><text:s text:c="8"/></text:span><text:span text:style-name="T50"><text:s/></text:span><text:span text:style-name="T52">&lt;&lt;</text:span><text:span text:style-name="T50"> </text:span><text:span text:style-name="T52">num</text:span><text:span text:style-name="T50"> </text:span><text:span text:style-name="T52">&lt;&lt;</text:span><text:span text:style-name="T50"> </text:span><text:span text:style-name="T52">endl;</text:span></text:p>
            <text:p text:style-name="P30"><text:span text:style-name="T52">}</text:span></text:p>
            <text:p text:style-name="P30"><text:span text:style-name="T52"/></text:p>
            <text:p text:style-name="P31"><text:span text:style-name="T52"/></text:p>
            <text:p text:style-name="P31"><text:span text:style-name="T52">Test::~</text:span><text:span text:style-name="T54">Test</text:span><text:span text:style-name="T52">()</text:span></text:p>
            <text:p text:style-name="P30"><text:span text:style-name="T52">{</text:span></text:p>
            <text:p text:style-name="P30"><text:span text:style-name="T52"><text:s text:c="4"/></text:span><text:span text:style-name="T52">cout</text:span><text:span text:style-name="T50"> </text:span><text:span text:style-name="T52">&lt;&lt; </text:span><text:span text:style-name="T55">" -- appel du destructeur -- num = "</text:span></text:p>
            <text:p text:style-name="P30"><text:span text:style-name="T55"><text:s text:c="8"/></text:span><text:span text:style-name="T50"><text:s/></text:span><text:span text:style-name="T52">&lt;&lt;</text:span><text:span text:style-name="T50"> </text:span><text:span text:style-name="T52">num</text:span><text:span text:style-name="T50"> </text:span><text:span text:style-name="T52">&lt;&lt;</text:span><text:span text:style-name="T50"> </text:span><text:span text:style-name="T52">endl;</text:span></text:p>
            <text:p text:style-name="P30"><text:span text:style-name="T52">}</text:span></text:p>
            <text:p text:style-name="P30"><text:span text:style-name="T50"/></text:p>
          </draw:text-box>
        </draw:frame>
        <presentation:notes draw:style-name="dp2">
          <draw:page-thumbnail draw:style-name="gr1" draw:layer="layout" svg:width="32.724cm" svg:height="34.652cm" svg:x="-32.773cm" svg:y="-32.773cm" draw:page-number="1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0.902cm" svg:height="1.915cm" svg:x="1.27cm" svg:y="0.087cm" presentation:class="title" presentation:user-transformed="true">
          <draw:text-box>
            <text:list text:style-name="L1">
              <text:list-header>
                <text:p text:style-name="P1"><text:span text:style-name="T1">La classe test : main.cpp</text:span></text:p>
              </text:list-header>
            </text:list>
          </draw:text-box>
        </draw:frame>
        <draw:frame presentation:style-name="pr28" draw:text-style-name="P2" draw:layer="layout" svg:width="22.807cm" svg:height="16.821cm" svg:x="1.269cm" svg:y="2.001cm" presentation:class="outline" presentation:user-transformed="true">
          <draw:text-box>
            <text:p text:style-name="P23"><text:span text:style-name="T57"># include</text:span><text:span text:style-name="T58"> </text:span><text:span text:style-name="T59">"test.h"</text:span></text:p>
            <text:p text:style-name="P23"><text:span text:style-name="T58"/></text:p>
            <text:p text:style-name="P23"><text:span text:style-name="T60">void</text:span><text:span text:style-name="T58"> </text:span><text:span text:style-name="T61">function</text:span><text:span text:style-name="T62">(</text:span><text:span text:style-name="T60">int</text:span><text:span text:style-name="T58"> </text:span><text:span text:style-name="T62">p)</text:span></text:p>
            <text:p text:style-name="P23"><text:span text:style-name="T62">{</text:span><text:span text:style-name="T58"> </text:span></text:p>
            <text:p text:style-name="P23"><text:span text:style-name="T62"><text:s text:c="4"/></text:span><text:span text:style-name="T62">Test</text:span><text:span text:style-name="T58"> </text:span><text:span text:style-name="T61">t</text:span><text:span text:style-name="T62">(</text:span><text:span text:style-name="T63">2</text:span><text:span text:style-name="T58"> </text:span><text:span text:style-name="T62">*</text:span><text:span text:style-name="T58"> </text:span><text:span text:style-name="T62">p);</text:span><text:span text:style-name="T58"> </text:span></text:p>
            <text:p text:style-name="P23"><text:span text:style-name="T62">}</text:span></text:p>
            <text:p text:style-name="P23"><text:span text:style-name="T58"/></text:p>
            <text:p text:style-name="P23"><text:span text:style-name="T60">int</text:span><text:span text:style-name="T58"> </text:span><text:span text:style-name="T61">main</text:span><text:span text:style-name="T62">(</text:span><text:span text:style-name="T60">int</text:span><text:span text:style-name="T58"> </text:span><text:span text:style-name="T62">argc,</text:span><text:span text:style-name="T58"> </text:span><text:span text:style-name="T60">char</text:span><text:span text:style-name="T58"> </text:span><text:span text:style-name="T62">**</text:span><text:span text:style-name="T58"> </text:span><text:span text:style-name="T62">argv)</text:span></text:p>
            <text:p text:style-name="P23"><text:span text:style-name="T62">{</text:span></text:p>
            <text:p text:style-name="P23"><text:span text:style-name="T62"><text:s text:c="4"/></text:span><text:span text:style-name="T62">Test</text:span><text:span text:style-name="T58"> </text:span><text:span text:style-name="T61">t</text:span><text:span text:style-name="T62">(</text:span><text:span text:style-name="T63">1</text:span><text:span text:style-name="T62">);</text:span></text:p>
            <text:p text:style-name="P23"><text:span text:style-name="T58"><text:s text:c="4"/></text:span><text:span text:style-name="T64">for</text:span><text:span text:style-name="T58"> </text:span><text:span text:style-name="T62">(</text:span><text:span text:style-name="T60">int</text:span><text:span text:style-name="T58"> </text:span><text:span text:style-name="T62">i</text:span><text:span text:style-name="T58"> </text:span><text:span text:style-name="T62">=</text:span><text:span text:style-name="T58"> </text:span><text:span text:style-name="T63">1</text:span><text:span text:style-name="T58"> </text:span><text:span text:style-name="T62">;</text:span><text:span text:style-name="T58"> </text:span><text:span text:style-name="T62">i</text:span><text:span text:style-name="T58"> </text:span><text:span text:style-name="T62">&lt;=</text:span><text:span text:style-name="T58"> </text:span><text:span text:style-name="T63">2</text:span><text:span text:style-name="T58"> </text:span><text:span text:style-name="T62">;</text:span><text:span text:style-name="T58"> </text:span><text:span text:style-name="T62">i++)</text:span></text:p>
            <text:p text:style-name="P23"><text:span text:style-name="T58"><text:s text:c="8"/></text:span><text:span text:style-name="T61">function</text:span><text:span text:style-name="T62">(i);</text:span></text:p>
            <text:p text:style-name="P23"><text:span text:style-name="T58"><text:s text:c="4"/></text:span><text:span text:style-name="T64">return</text:span><text:span text:style-name="T58"> </text:span><text:span text:style-name="T63">0</text:span><text:span text:style-name="T62">;</text:span></text:p>
            <text:p text:style-name="P23"><text:span text:style-name="T62">}</text:span></text:p>
            <text:p text:style-name="P23"><text:span text:style-name="T58">----------------------------------------------------------</text:span></text:p>
            <text:list text:style-name="L2">
              <text:list-header>
                <text:p text:style-name="P33"><text:span text:style-name="T65">++ appel du constructeur --&gt; num = 1</text:span></text:p>
                <text:p text:style-name="P33"><text:span text:style-name="T65">++ appel du constructeur --&gt; num = 2</text:span></text:p>
                <text:p text:style-name="P33"><text:span text:style-name="T65">- - <text:s/>appel <text:s/>du destructeur --&gt; num = 2</text:span></text:p>
                <text:p text:style-name="P33"><text:span text:style-name="T65">++ appel du constructeur --&gt; num = 4</text:span></text:p>
                <text:p text:style-name="P33"><text:span text:style-name="T65">- - <text:s/>appel <text:s/>du destructeur --&gt; num = 4</text:span></text:p>
                <text:p text:style-name="P33"><text:span text:style-name="T65">- - <text:s/>appel <text:s/>du destructeur --&gt; num = 1</text:span></text:p>
              </text:list-header>
            </text:list>
          </draw:text-box>
        </draw:frame>
        <presentation:notes draw:style-name="dp2">
          <draw:page-thumbnail draw:style-name="gr1" draw:layer="layout" svg:width="32.724cm" svg:height="34.652cm" svg:x="-32.773cm" svg:y="-32.773cm" draw:page-number="2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3" draw:text-style-name="P2" draw:layer="layout" svg:width="23.23cm" svg:height="1.915cm" svg:x="1.27cm" svg:y="0.087cm" presentation:class="title" presentation:user-transformed="true">
          <draw:text-box>
            <text:list text:style-name="L1">
              <text:list-header>
                <text:p text:style-name="P1"><text:span text:style-name="T1">Les fonctions membre constantes</text:span></text:p>
              </text:list-header>
            </text:list>
          </draw:text-box>
        </draw:frame>
        <draw:frame presentation:style-name="pr29" draw:text-style-name="P2" draw:layer="layout" svg:width="22.803cm" svg:height="16.786cm" svg:x="1.27cm" svg:y="2.014cm" presentation:class="outline" presentation:user-transformed="true">
          <draw:text-box>
            <text:list text:style-name="L2">
              <text:list-header>
                <text:p text:style-name="P34"><text:span text:style-name="T1">- </text:span><text:span text:style-name="T66">const int</text:span><text:span text:style-name="T30"> </text:span><text:span text:style-name="T29">n</text:span><text:span text:style-name="T30"> </text:span><text:span text:style-name="T29">=</text:span><text:span text:style-name="T30"> </text:span><text:span text:style-name="T67">3</text:span><text:span text:style-name="T29">;</text:span></text:p>
              </text:list-header>
            </text:list>
            <text:p><text:span text:style-name="T1">- </text:span><text:span text:style-name="T29">n</text:span><text:span text:style-name="T30"> </text:span><text:span text:style-name="T29">=</text:span><text:span text:style-name="T30"> </text:span><text:span text:style-name="T67">12</text:span><text:span text:style-name="T29">;</text:span><text:span text:style-name="T1"> est une instruction interdite</text:span></text:p>
            <text:list text:continue-numbering="true" text:style-name="L2">
              <text:list-header>
                <text:p text:style-name="P34"><text:span text:style-name="T1">- En C++ une fonction peut être déclarer comme constante, ca veut dire:</text:span></text:p>
              </text:list-header>
            </text:list>
            <text:list text:style-name="L3">
              <text:list-item>
                <text:list>
                  <text:list-header>
                    <text:p text:style-name="P35"><text:span text:style-name="T1">- la fonction ne peut pas modifier les données membres de la classe.</text:span></text:p>
                  </text:list-header>
                </text:list>
              </text:list-item>
            </text:list>
            <text:p text:style-name="P36"><text:span text:style-name="T51">class</text:span><text:span text:style-name="T50"> </text:span><text:span text:style-name="T52">Point</text:span><text:span text:style-name="T50"> </text:span><text:span text:style-name="T52">{</text:span></text:p>
            <text:p text:style-name="P36"><text:span text:style-name="T50"/></text:p>
            <text:p text:style-name="P36"><text:span text:style-name="T50"><text:s text:c="4"/></text:span><text:span text:style-name="T52">......</text:span></text:p>
            <text:p text:style-name="P36"><text:span text:style-name="T50"/></text:p>
            <text:p text:style-name="P36"><text:span text:style-name="T50"><text:s text:c="4"/></text:span><text:span text:style-name="T51">public</text:span><text:span text:style-name="T50"> </text:span><text:span text:style-name="T52">:</text:span></text:p>
            <text:p text:style-name="P36"><text:span text:style-name="T50"/></text:p>
            <text:p text:style-name="P36"><text:span text:style-name="T50"><text:s text:c="8"/></text:span><text:span text:style-name="T54">Point</text:span><text:span text:style-name="T52">(</text:span><text:span text:style-name="T53">double</text:span><text:span text:style-name="T50"> </text:span><text:span text:style-name="T52">x,</text:span><text:span text:style-name="T50"> </text:span><text:span text:style-name="T53">double</text:span><text:span text:style-name="T50"> </text:span><text:span text:style-name="T52">y);</text:span></text:p>
            <text:p text:style-name="P36"><text:span text:style-name="T50"><text:s text:c="8"/></text:span><text:span text:style-name="T53">void</text:span><text:span text:style-name="T50"> </text:span><text:span text:style-name="T54">affiche</text:span><text:span text:style-name="T52">()</text:span><text:span text:style-name="T50"> </text:span><text:span text:style-name="T53">const</text:span><text:span text:style-name="T52">;</text:span></text:p>
            <text:p text:style-name="P36"><text:span text:style-name="T52"><text:s text:c="8"/></text:span><text:span text:style-name="T52">Void</text:span><text:span text:style-name="T50"> </text:span><text:span text:style-name="T54">deplace</text:span><text:span text:style-name="T52">(</text:span><text:span text:style-name="T53">double</text:span><text:span text:style-name="T50"> </text:span><text:span text:style-name="T52">dx,</text:span><text:span text:style-name="T50"> </text:span><text:span text:style-name="T53">double</text:span><text:span text:style-name="T50"> </text:span><text:span text:style-name="T52">dy);</text:span></text:p>
            <text:p text:style-name="P36"><text:span text:style-name="T50"/></text:p>
            <text:p text:style-name="P36"><text:span text:style-name="T52">};  </text:span></text:p>
          </draw:text-box>
        </draw:frame>
        <presentation:notes draw:style-name="dp2">
          <draw:page-thumbnail draw:style-name="gr1" draw:layer="layout" svg:width="32.72cm" svg:height="34.647cm" svg:x="-32.773cm" svg:y="-32.773cm" draw:page-number="2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898cm" svg:height="3.573cm" svg:x="1.27cm" svg:y="0.308cm" presentation:class="title" presentation:user-transformed="true">
          <draw:text-box>
            <text:list text:style-name="L1">
              <text:list-header>
                <text:p text:style-name="P1"><text:span text:style-name="T1">Les données membre statiques</text:span></text:p>
              </text:list-header>
            </text:list>
          </draw:text-box>
        </draw:frame>
        <draw:frame presentation:style-name="pr30" draw:text-style-name="P38" draw:layer="layout" svg:width="22.803cm" svg:height="12.207cm" svg:x="1.269cm" svg:y="4.776cm" presentation:class="outline" presentation:user-transformed="true">
          <draw:text-box>
            <text:p text:style-name="P37"><text:span text:style-name="T8">class</text:span><text:span text:style-name="T9"> </text:span><text:span text:style-name="T10">Cercle</text:span><text:span text:style-name="T9"> </text:span><text:span text:style-name="T10">{</text:span></text:p>
            <text:p text:style-name="P37"><text:span text:style-name="T9"/></text:p>
            <text:p text:style-name="P37"><text:span text:style-name="T9"><text:s text:c="4"/></text:span><text:span text:style-name="T8">private</text:span><text:span text:style-name="T9"> </text:span><text:span text:style-name="T10">:</text:span></text:p>
            <text:p text:style-name="P37"><text:span text:style-name="T9"/></text:p>
            <text:p text:style-name="P37"><text:span text:style-name="T9"><text:s text:c="8"/></text:span><text:span text:style-name="T11">static double</text:span><text:span text:style-name="T9"> </text:span><text:span text:style-name="T10">pi;</text:span></text:p>
            <text:p text:style-name="P37"><text:span text:style-name="T9"><text:s text:c="8"/></text:span><text:span text:style-name="T11">double</text:span><text:span text:style-name="T9"> </text:span><text:span text:style-name="T10">rayon;</text:span></text:p>
            <text:p text:style-name="P37"><text:span text:style-name="T9"/></text:p>
            <text:p text:style-name="P37"><text:span text:style-name="T9"><text:s text:c="4"/></text:span><text:span text:style-name="T8">public</text:span><text:span text:style-name="T9"> </text:span><text:span text:style-name="T10">:</text:span><text:span text:style-name="T9"> </text:span></text:p>
            <text:p text:style-name="P37"><text:span text:style-name="T9"/></text:p>
            <text:p text:style-name="P37"><text:span text:style-name="T9"><text:s text:c="8"/></text:span><text:span text:style-name="T10">......</text:span></text:p>
            <text:p text:style-name="P37"><text:span text:style-name="T9"/></text:p>
            <text:p text:style-name="P37"><text:span text:style-name="T10">};</text:span></text:p>
          </draw:text-box>
        </draw:frame>
        <presentation:notes draw:style-name="dp2">
          <draw:page-thumbnail draw:style-name="gr1" draw:layer="layout" svg:width="32.72cm" svg:height="34.647cm" svg:x="-32.773cm" svg:y="-32.773cm" draw:page-number="2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898cm" svg:height="3.573cm" svg:x="1.27cm" svg:y="0.308cm" presentation:class="title" presentation:user-transformed="true">
          <draw:text-box>
            <text:list text:style-name="L1">
              <text:list-header>
                <text:p text:style-name="P1"><text:span text:style-name="T1">Données membre statiques</text:span></text:p>
              </text:list-header>
            </text:list>
          </draw:text-box>
        </draw:frame>
        <draw:frame presentation:style-name="pr31" draw:text-style-name="P2" draw:layer="layout" svg:width="22.803cm" svg:height="13.711cm" svg:x="1.194cm" svg:y="4.793cm" presentation:class="outline" presentation:user-transformed="true">
          <draw:text-box>
            <text:list text:style-name="L2">
              <text:list-header>
                <text:p text:style-name="P34"><text:span text:style-name="T1">- Tous les objets de type cercle partage la même donnée membre pi</text:span></text:p>
                <text:p text:style-name="P34"><text:span text:style-name="T1">- Économie de l'espace mémoire</text:span></text:p>
                <text:p text:style-name="P34"><text:span text:style-name="T1">- Cohérence </text:span></text:p>
                <text:p text:style-name="P34"><text:span text:style-name="T1"/></text:p>
                <text:p text:style-name="P34"><text:span text:style-name="T1"/></text:p>
                <text:p text:style-name="P34"><text:span text:style-name="T1"/></text:p>
                <text:p text:style-name="P34"><text:span text:style-name="T1"/></text:p>
                <text:p text:style-name="P34"><text:span text:style-name="T1">- Pour initialiser : </text:span><text:span text:style-name="T66">double</text:span><text:span text:style-name="T30"> </text:span><text:span text:style-name="T29">cercle::pi</text:span><text:span text:style-name="T30"> </text:span><text:span text:style-name="T29">=</text:span><text:span text:style-name="T30"> </text:span><text:span text:style-name="T67">3.14</text:span><text:span text:style-name="T29">;</text:span></text:p>
              </text:list-header>
            </text:list>
          </draw:text-box>
        </draw:frame>
        <draw:custom-shape draw:style-name="gr2" draw:text-style-name="P2" draw:layer="layout" svg:width="2.501cm" svg:height="2.002cm" svg:x="10.001cm" svg:y="10.998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2.002cm" svg:x="5.001cm" svg:y="14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01cm" svg:height="2.002cm" svg:x="10.001cm" svg:y="10.998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01cm" svg:height="2.002cm" svg:x="18cm" svg:y="14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2.002cm" svg:x="15.002cm" svg:y="14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2.002cm" svg:x="11.999cm" svg:y="14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2.002cm" svg:x="8.502cm" svg:y="14.001cm">
          <text:p/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.002cm" svg:height="1.015cm" svg:x="10.5cm" svg:y="11.487cm">
          <text:list text:style-name="L4">
            <text:list-header>
              <text:p text:style-name="P1"><text:span text:style-name="T31">3.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8" draw:layer="layout" svg:width="1.499cm" svg:height="1.014cm" svg:x="5.499cm" svg:y="14.499cm">
          <text:list text:style-name="L4">
            <text:list-header>
              <text:p text:style-name="P1"><text:span text:style-name="T31">4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8" draw:layer="layout" svg:width="1.5cm" svg:height="1.014cm" svg:x="9cm" svg:y="14.486cm">
          <text:list text:style-name="L4">
            <text:list-header>
              <text:p text:style-name="P1"><text:span text:style-name="T31">6.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8" draw:layer="layout" svg:width="1.499cm" svg:height="1.014cm" svg:x="12.502cm" svg:y="14.486cm">
          <text:list text:style-name="L4">
            <text:list-header>
              <text:p text:style-name="P1"><text:span text:style-name="T31">7.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7" draw:layer="layout" svg:x1="11.501cm" svg:y1="13cm" svg:x2="11.505cm" svg:y2="13.498cm">
          <text:p/>
        </draw:line>
        <draw:line draw:style-name="gr3" draw:text-style-name="P17" draw:layer="layout" svg:x1="6.002cm" svg:y1="13.498cm" svg:x2="19.5cm" svg:y2="13.503cm">
          <text:p/>
        </draw:line>
        <draw:line draw:style-name="gr12" draw:text-style-name="P17" draw:layer="layout" svg:x1="6.002cm" svg:y1="13.498cm" svg:x2="6.006cm" svg:y2="13.996cm">
          <text:p/>
        </draw:line>
        <draw:line draw:style-name="gr12" draw:text-style-name="P17" draw:layer="layout" svg:x1="6.002cm" svg:y1="13.498cm" svg:x2="6.006cm" svg:y2="13.996cm">
          <text:p/>
        </draw:line>
        <draw:line draw:style-name="gr12" draw:text-style-name="P17" draw:layer="layout" svg:x1="6.002cm" svg:y1="13.498cm" svg:x2="6.006cm" svg:y2="13.996cm">
          <text:p/>
        </draw:line>
        <draw:line draw:style-name="gr12" draw:text-style-name="P17" draw:layer="layout" svg:x1="6.002cm" svg:y1="13.498cm" svg:x2="6.006cm" svg:y2="13.996cm">
          <text:p/>
        </draw:line>
        <draw:line draw:style-name="gr12" draw:text-style-name="P17" draw:layer="layout" svg:x1="9.499cm" svg:y1="13.498cm" svg:x2="9.503cm" svg:y2="13.996cm">
          <text:p/>
        </draw:line>
        <draw:line draw:style-name="gr12" draw:text-style-name="P17" draw:layer="layout" svg:x1="13cm" svg:y1="13.498cm" svg:x2="13.004cm" svg:y2="13.996cm">
          <text:p/>
        </draw:line>
        <draw:line draw:style-name="gr12" draw:text-style-name="P17" draw:layer="layout" svg:x1="15.998cm" svg:y1="13.498cm" svg:x2="16.003cm" svg:y2="13.996cm">
          <text:p/>
        </draw:line>
        <draw:line draw:style-name="gr12" draw:text-style-name="P17" draw:layer="layout" svg:x1="19.5cm" svg:y1="13.498cm" svg:x2="19.504cm" svg:y2="13.996cm">
          <text:p/>
        </draw:line>
        <draw:custom-shape draw:style-name="gr24" draw:text-style-name="P18" draw:layer="layout" svg:width="1.5cm" svg:height="1.014cm" svg:x="7.999cm" svg:y="11.501cm">
          <text:list text:style-name="L4">
            <text:list-header>
              <text:p text:style-name="P1"><text:span text:style-name="T31">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8" draw:layer="layout" svg:width="2.5cm" svg:height="1.014cm" svg:x="2.002cm" svg:y="14.499cm">
          <text:list text:style-name="L4">
            <text:list-header>
              <text:p text:style-name="P1"><text:span text:style-name="T31">ray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2cm" svg:height="34.647cm" svg:x="-32.773cm" svg:y="-32.773cm" draw:page-number="2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2" draw:text-style-name="P2" draw:layer="layout" svg:width="20.898cm" svg:height="3.825cm" svg:x="1.302cm" svg:y="-0.225cm" presentation:class="title" presentation:user-transformed="true">
          <draw:text-box>
            <text:list text:style-name="L1">
              <text:list-header>
                <text:p text:style-name="P1"><text:span text:style-name="T68">Utilisation :</text:span><text:span text:style-name="T68"><text:line-break/></text:span><text:span text:style-name="T68"> le nombre d'occurrences des objets</text:span></text:p>
              </text:list-header>
            </text:list>
          </draw:text-box>
        </draw:frame>
        <draw:frame presentation:style-name="pr33" draw:text-style-name="P41" draw:layer="layout" svg:width="13.2cm" svg:height="15.853cm" svg:x="0cm" svg:y="3.747cm" presentation:class="outline" presentation:user-transformed="true">
          <draw:text-box>
            <text:p text:style-name="P39"><text:span text:style-name="T69"># include &lt;iostream&gt;</text:span></text:p>
            <text:p text:style-name="P39"><text:span text:style-name="T70"/></text:p>
            <text:p text:style-name="P39"><text:span text:style-name="T71">using namespace</text:span><text:span text:style-name="T70"> </text:span><text:span text:style-name="T72">std;</text:span></text:p>
            <text:p text:style-name="P39"><text:span text:style-name="T70"/></text:p>
            <text:p text:style-name="P39"><text:span text:style-name="T73">class</text:span><text:span text:style-name="T70"> </text:span><text:span text:style-name="T72">Comptable</text:span><text:span text:style-name="T70"> </text:span><text:span text:style-name="T72">{</text:span></text:p>
            <text:p text:style-name="P39"><text:span text:style-name="T70"/></text:p>
            <text:p text:style-name="P39"><text:span text:style-name="T70"><text:s text:c="4"/></text:span><text:span text:style-name="T73">private</text:span><text:span text:style-name="T70"> </text:span><text:span text:style-name="T72">:</text:span></text:p>
            <text:p text:style-name="P39"><text:span text:style-name="T70"/></text:p>
            <text:p text:style-name="P39"><text:span text:style-name="T70"><text:s text:c="8"/></text:span><text:span text:style-name="T74">static int</text:span><text:span text:style-name="T70"> </text:span><text:span text:style-name="T72">compteur;</text:span></text:p>
            <text:p text:style-name="P39"><text:span text:style-name="T70"/></text:p>
            <text:p text:style-name="P39"><text:span text:style-name="T70"><text:s text:c="4"/></text:span><text:span text:style-name="T73">public</text:span><text:span text:style-name="T70"> </text:span><text:span text:style-name="T72">:</text:span></text:p>
            <text:p text:style-name="P39"><text:span text:style-name="T70"/></text:p>
            <text:p text:style-name="P39"><text:span text:style-name="T70"><text:s text:c="8"/></text:span><text:span text:style-name="T75">Comptable</text:span><text:span text:style-name="T72">();</text:span></text:p>
            <text:p text:style-name="P39"><text:span text:style-name="T70"><text:s text:c="7"/></text:span><text:span text:style-name="T72">~</text:span><text:span text:style-name="T75">Comptable</text:span><text:span text:style-name="T72">();</text:span></text:p>
            <text:p text:style-name="P39"><text:span text:style-name="T70"/></text:p>
            <text:p text:style-name="P39"><text:span text:style-name="T72">};</text:span></text:p>
            <text:p text:style-name="P39"><text:span text:style-name="T70"/></text:p>
            <text:p text:style-name="P39"><text:span text:style-name="T70"/></text:p>
            <text:p text:style-name="P39"><text:span text:style-name="T74">int</text:span><text:span text:style-name="T70"> </text:span><text:span text:style-name="T72">Comptable::compteur</text:span><text:span text:style-name="T70"> </text:span><text:span text:style-name="T72">=</text:span><text:span text:style-name="T70"> </text:span><text:span text:style-name="T76">0</text:span><text:span text:style-name="T72">;</text:span></text:p>
            <text:p text:style-name="P39"><text:span text:style-name="T72"/></text:p>
            <text:p text:style-name="P40"><text:span text:style-name="T72">Comptable::</text:span><text:span text:style-name="T75">Comptable</text:span><text:span text:style-name="T72">() {</text:span></text:p>
            <text:p text:style-name="P39"><text:span text:style-name="T72"><text:s text:c="4"/></text:span><text:span text:style-name="T72">compteur++;</text:span></text:p>
            <text:p text:style-name="P39"><text:span text:style-name="T72"><text:s text:c="4"/></text:span><text:span text:style-name="T72">cout</text:span><text:span text:style-name="T70"> </text:span><text:span text:style-name="T72">&lt;&lt;</text:span><text:span text:style-name="T70"> </text:span><text:span text:style-name="T77">" ++ il y a "</text:span><text:span text:style-name="T70"> </text:span><text:span text:style-name="T72">&lt;&lt;</text:span><text:span text:style-name="T70"> </text:span><text:span text:style-name="T72">compteur</text:span></text:p>
            <text:p text:style-name="P39"><text:span text:style-name="T70"><text:s text:c="9"/></text:span><text:span text:style-name="T72">&lt;&lt;</text:span><text:span text:style-name="T70"> </text:span><text:span text:style-name="T77">" objets."</text:span><text:span text:style-name="T70"> </text:span><text:span text:style-name="T72">&lt;&lt;</text:span><text:span text:style-name="T70"> </text:span><text:span text:style-name="T72">endl;</text:span></text:p>
            <text:p text:style-name="P39"><text:span text:style-name="T72">}</text:span></text:p>
            <text:p text:style-name="P39"><text:span text:style-name="T70"/></text:p>
          </draw:text-box>
        </draw:frame>
        <draw:frame presentation:style-name="pr13" draw:text-style-name="P43" draw:layer="layout" svg:width="13.396cm" svg:height="15.407cm" svg:x="12.804cm" svg:y="4.151cm" presentation:class="outline" presentation:user-transformed="true">
          <draw:text-box>
            <text:p text:style-name="P42"><text:span text:style-name="T72"/></text:p>
            <text:p text:style-name="P42"><text:span text:style-name="T72"/></text:p>
            <text:p text:style-name="P42"><text:span text:style-name="T72"/></text:p>
            <text:p text:style-name="P42"><text:span text:style-name="T72"/></text:p>
            <text:p text:style-name="P42"><text:span text:style-name="T72">Comptable::~</text:span><text:span text:style-name="T75">Comptable</text:span><text:span text:style-name="T72">() {</text:span></text:p>
            <text:p text:style-name="P42"><text:span text:style-name="T72"><text:s text:c="4"/></text:span><text:span text:style-name="T72">compteur--;</text:span></text:p>
            <text:p text:style-name="P42"><text:span text:style-name="T72"><text:s text:c="4"/></text:span><text:span text:style-name="T72">cout</text:span><text:span text:style-name="T78"> </text:span><text:span text:style-name="T72">&lt;&lt;</text:span><text:span text:style-name="T78"> </text:span><text:span text:style-name="T77">" -- il y a "</text:span><text:span text:style-name="T78"> </text:span><text:span text:style-name="T72">&lt;&lt;</text:span><text:span text:style-name="T78"> </text:span><text:span text:style-name="T72">compteur</text:span></text:p>
            <text:p text:style-name="P42"><text:span text:style-name="T78"><text:s text:c="9"/></text:span><text:span text:style-name="T72">&lt;&lt;</text:span><text:span text:style-name="T78"> </text:span><text:span text:style-name="T77">" objets."</text:span><text:span text:style-name="T78"> </text:span><text:span text:style-name="T72">&lt;&lt;</text:span><text:span text:style-name="T78"> </text:span><text:span text:style-name="T72">endl;</text:span></text:p>
            <text:p text:style-name="P42"><text:span text:style-name="T79">}</text:span></text:p>
            <text:p text:style-name="P42"><text:span text:style-name="T78"/></text:p>
            <text:p text:style-name="P42"><text:span text:style-name="T74">void</text:span><text:span text:style-name="T78"> </text:span><text:span text:style-name="T75">fonction</text:span><text:span text:style-name="T72">()</text:span></text:p>
            <text:p text:style-name="P42"><text:span text:style-name="T79">{</text:span></text:p>
            <text:p text:style-name="P42"><text:span text:style-name="T72"><text:s text:c="4"/></text:span><text:span text:style-name="T72">Comptable u,</text:span><text:span text:style-name="T78"> </text:span><text:span text:style-name="T72">v;</text:span></text:p>
            <text:p text:style-name="P42"><text:span text:style-name="T79">}</text:span></text:p>
            <text:p text:style-name="P42"><text:span text:style-name="T78"/></text:p>
            <text:p text:style-name="P42"><text:span text:style-name="T74">int</text:span><text:span text:style-name="T78"> </text:span><text:span text:style-name="T75">main</text:span><text:span text:style-name="T72">(</text:span><text:span text:style-name="T74">int</text:span><text:span text:style-name="T78"> </text:span><text:span text:style-name="T72">argc,</text:span><text:span text:style-name="T78"> </text:span><text:span text:style-name="T74">char</text:span><text:span text:style-name="T78"> </text:span><text:span text:style-name="T72">**</text:span><text:span text:style-name="T78"> </text:span><text:span text:style-name="T72">argv)</text:span></text:p>
            <text:p text:style-name="P42"><text:span text:style-name="T79">{</text:span></text:p>
            <text:p text:style-name="P42"><text:span text:style-name="T78"><text:s text:c="4"/></text:span><text:span text:style-name="T79">Comptable a;</text:span></text:p>
            <text:p text:style-name="P42"><text:span text:style-name="T78"><text:s text:c="4"/></text:span><text:span text:style-name="T75">fonction</text:span><text:span text:style-name="T72">();</text:span></text:p>
            <text:p text:style-name="P42"><text:span text:style-name="T78"><text:s text:c="4"/></text:span><text:span text:style-name="T79">Comptable b;</text:span></text:p>
            <text:p text:style-name="P42"><text:span text:style-name="T78"><text:s text:c="4"/></text:span><text:span text:style-name="T71">return</text:span><text:span text:style-name="T78"> </text:span><text:span text:style-name="T76">0</text:span><text:span text:style-name="T72">;</text:span></text:p>
            <text:p text:style-name="P42"><text:span text:style-name="T79">}</text:span></text:p>
            <text:p text:style-name="P42"><text:span text:style-name="T78"/></text:p>
          </draw:text-box>
        </draw:frame>
        <draw:line draw:style-name="gr3" draw:text-style-name="P17" draw:layer="layout" svg:x1="12.841cm" svg:y1="4.358cm" svg:x2="12.845cm" svg:y2="18.857cm">
          <text:p/>
        </draw:line>
        <presentation:notes draw:style-name="dp2">
          <draw:page-thumbnail draw:style-name="gr1" draw:layer="layout" svg:width="32.72cm" svg:height="34.647cm" svg:x="-32.773cm" svg:y="-32.773cm" draw:page-number="2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884cm" svg:height="3.824cm" svg:x="1.27cm" svg:y="0.042cm" presentation:class="title" presentation:user-transformed="true">
          <draw:text-box>
            <text:list text:style-name="L1">
              <text:list-header>
                <text:p text:style-name="P1"><text:span text:style-name="T1">Valeur par défaut</text:span></text:p>
              </text:list-header>
            </text:list>
          </draw:text-box>
        </draw:frame>
        <draw:frame presentation:style-name="pr34" draw:text-style-name="P2" draw:layer="layout" svg:width="22.789cm" svg:height="13.428cm" svg:x="1.269cm" svg:y="4.775cm" presentation:class="outline" presentation:user-transformed="true">
          <draw:text-box>
            <text:p text:style-name="P6"><text:span text:style-name="T53">void</text:span><text:span text:style-name="T50"> </text:span><text:span text:style-name="T54">initialise</text:span><text:span text:style-name="T52">(</text:span><text:span text:style-name="T53">double</text:span><text:span text:style-name="T50"> </text:span><text:span text:style-name="T52">a</text:span><text:span text:style-name="T50"> </text:span><text:span text:style-name="T52">=</text:span><text:span text:style-name="T50"> </text:span><text:span text:style-name="T80">0.0</text:span><text:span text:style-name="T52">,</text:span><text:span text:style-name="T50"> </text:span><text:span text:style-name="T53">double</text:span><text:span text:style-name="T50"> </text:span><text:span text:style-name="T52">b</text:span><text:span text:style-name="T50"> </text:span><text:span text:style-name="T52">=</text:span><text:span text:style-name="T50"> </text:span><text:span text:style-name="T80">0.0</text:span><text:span text:style-name="T52">)</text:span></text:p>
            <text:p text:style-name="P6"><text:span text:style-name="T52">{</text:span></text:p>
            <text:p text:style-name="P6"><text:span text:style-name="T52"><text:s text:c="4"/></text:span><text:span text:style-name="T52">x</text:span><text:span text:style-name="T50"> </text:span><text:span text:style-name="T52">=</text:span><text:span text:style-name="T50"> </text:span><text:span text:style-name="T52">a;</text:span></text:p>
            <text:p text:style-name="P6"><text:span text:style-name="T52"><text:s text:c="4"/></text:span><text:span text:style-name="T52">y</text:span><text:span text:style-name="T50"> </text:span><text:span text:style-name="T52">=</text:span><text:span text:style-name="T50"> </text:span><text:span text:style-name="T52">b;</text:span></text:p>
            <text:p text:style-name="P6"><text:span text:style-name="T52">}</text:span></text:p>
            <text:list text:style-name="L2">
              <text:list-header>
                <text:p text:style-name="P44"><text:span text:style-name="T81">Que fait :</text:span></text:p>
              </text:list-header>
            </text:list>
            <text:p text:style-name="P36"><text:span text:style-name="T52">Point</text:span><text:span text:style-name="T50"> </text:span><text:span text:style-name="T54">p</text:span><text:span text:style-name="T52">(</text:span><text:span text:style-name="T80">3.0</text:span><text:span text:style-name="T52">,</text:span><text:span text:style-name="T50"> </text:span><text:span text:style-name="T80">4.0</text:span><text:span text:style-name="T52">);</text:span></text:p>
            <text:p text:style-name="P36"><text:span text:style-name="T50"/></text:p>
            <text:p text:style-name="P36"><text:span text:style-name="T52">.....</text:span><text:span text:style-name="T50"> </text:span></text:p>
            <text:p text:style-name="P36"><text:span text:style-name="T52"/></text:p>
            <text:p text:style-name="P45"><text:span text:style-name="T52"><text:s text:c="3"/></text:span><text:span text:style-name="T52">p.</text:span><text:span text:style-name="T54">initialise</text:span><text:span text:style-name="T52">();</text:span></text:p>
            <text:p text:style-name="P36"><text:span text:style-name="T50"/></text:p>
            <text:p text:style-name="P36"><text:span text:style-name="T52">.....</text:span></text:p>
          </draw:text-box>
        </draw:frame>
        <presentation:notes draw:style-name="dp2">
          <draw:page-thumbnail draw:style-name="gr1" draw:layer="layout" svg:width="32.707cm" svg:height="34.634cm" svg:x="-32.773cm" svg:y="-32.773cm" draw:page-number="2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884cm" svg:height="3.573cm" svg:x="1.27cm" svg:y="0.294cm" presentation:class="title" presentation:user-transformed="true">
          <draw:text-box>
            <text:list text:style-name="L1">
              <text:list-header>
                <text:p text:style-name="P1"><text:span text:style-name="T1">Sur-définition de fonction</text:span></text:p>
              </text:list-header>
            </text:list>
          </draw:text-box>
        </draw:frame>
        <draw:frame presentation:style-name="pr35" draw:text-style-name="P2" draw:layer="layout" svg:width="22.789cm" svg:height="12.194cm" svg:x="1.269cm" svg:y="4.775cm" presentation:class="outline" presentation:user-transformed="true">
          <draw:text-box>
            <text:list text:style-name="L2">
              <text:list-header>
                <text:p text:style-name="P44"><text:span text:style-name="T1">- On peut définir plusieurs fonctions avec les mêmes noms.</text:span></text:p>
                <text:p text:style-name="P44"><text:span text:style-name="T1">- Pour les différencier, il faut que les arguments soient différents en nombre ou en types.</text:span></text:p>
              </text:list-header>
            </text:list>
            <text:list text:style-name="L3">
              <text:list-item>
                <text:list>
                  <text:list-header>
                    <text:p text:style-name="P46"><text:span text:style-name="T1"/></text:p>
                  </text:list-header>
                </text:list>
              </text:list-item>
            </text:list>
            <text:p text:style-name="P6"><text:span text:style-name="T4">void </text:span><text:span text:style-name="T27">initialise</text:span><text:span text:style-name="T5">(</text:span><text:span text:style-name="T4">double</text:span><text:span text:style-name="T3"> </text:span><text:span text:style-name="T5">a,</text:span><text:span text:style-name="T3"> </text:span><text:span text:style-name="T4">double</text:span><text:span text:style-name="T3"> </text:span><text:span text:style-name="T5">b)</text:span></text:p>
            <text:p text:style-name="P6"><text:span text:style-name="T4">void </text:span><text:span text:style-name="T27">initialise</text:span><text:span text:style-name="T5">(point</text:span><text:span text:style-name="T3"> </text:span><text:span text:style-name="T5">&amp;</text:span><text:span text:style-name="T3"> </text:span><text:span text:style-name="T5">p);</text:span></text:p>
            <text:p><text:span text:style-name="T82">void </text:span><text:span text:style-name="T83">initialise</text:span><text:span text:style-name="T22">(point</text:span><text:span text:style-name="T23"> </text:span><text:span text:style-name="T22">*p);</text:span><text:span text:style-name="T1"> <text:s/></text:span></text:p>
          </draw:text-box>
        </draw:frame>
        <presentation:notes draw:style-name="dp2">
          <draw:page-thumbnail draw:style-name="gr1" draw:layer="layout" svg:width="32.707cm" svg:height="34.634cm" svg:x="-32.773cm" svg:y="-32.773cm" draw:page-number="2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6" draw:text-style-name="P2" draw:layer="layout" svg:width="20.884cm" svg:height="2.709cm" svg:x="1.311cm" svg:y="0.005cm" presentation:class="title" presentation:user-transformed="true">
          <draw:text-box>
            <text:list text:style-name="L1">
              <text:list-header>
                <text:p text:style-name="P1"><text:span text:style-name="T1">Classe ensemble de points</text:span></text:p>
              </text:list-header>
            </text:list>
          </draw:text-box>
        </draw:frame>
        <draw:frame presentation:style-name="pr37" draw:text-style-name="P47" draw:layer="layout" svg:width="22.789cm" svg:height="16.193cm" svg:x="1.269cm" svg:y="2.998cm" presentation:class="outline" presentation:user-transformed="true">
          <draw:text-box>
            <text:p text:style-name="P30"><text:span text:style-name="T8">class</text:span><text:span text:style-name="T9"> </text:span><text:span text:style-name="T10">Points</text:span><text:span text:style-name="T9"> </text:span><text:span text:style-name="T10">{</text:span></text:p>
            <text:p text:style-name="P30"><text:span text:style-name="T9"/></text:p>
            <text:p text:style-name="P30"><text:span text:style-name="T9"><text:s text:c="4"/></text:span><text:span text:style-name="T8">private</text:span><text:span text:style-name="T9"> </text:span><text:span text:style-name="T10">:</text:span></text:p>
            <text:p text:style-name="P30"><text:span text:style-name="T10"/></text:p>
            <text:p text:style-name="P31"><text:span text:style-name="T10"><text:s text:c="8"/></text:span><text:span text:style-name="T10">Point</text:span><text:span text:style-name="T9"> </text:span><text:span text:style-name="T10">*points;</text:span></text:p>
            <text:p text:style-name="P30"><text:span text:style-name="T9"><text:s text:c="8"/></text:span><text:span text:style-name="T11">int</text:span><text:span text:style-name="T9"> </text:span><text:span text:style-name="T10">nbe;</text:span></text:p>
            <text:p text:style-name="P30"><text:span text:style-name="T9"><text:s text:c="8"/></text:span><text:span text:style-name="T11">int</text:span><text:span text:style-name="T9"> </text:span><text:span text:style-name="T10">capacite;</text:span></text:p>
            <text:p text:style-name="P30"><text:span text:style-name="T9"/></text:p>
            <text:p text:style-name="P30"><text:span text:style-name="T9"><text:s text:c="4"/></text:span><text:span text:style-name="T8">public</text:span><text:span text:style-name="T9"> </text:span><text:span text:style-name="T10">:</text:span></text:p>
            <text:p text:style-name="P30"><text:span text:style-name="T9"/></text:p>
            <text:p text:style-name="P30"><text:span text:style-name="T9"><text:s text:c="8"/></text:span><text:span text:style-name="T12">Points</text:span><text:span text:style-name="T10">(</text:span><text:span text:style-name="T11">int</text:span><text:span text:style-name="T9"> </text:span><text:span text:style-name="T10">cap);</text:span></text:p>
            <text:p text:style-name="P30"><text:span text:style-name="T9"><text:s text:c="7"/></text:span><text:span text:style-name="T10">~</text:span><text:span text:style-name="T12">Points</text:span><text:span text:style-name="T10">();</text:span></text:p>
            <text:p text:style-name="P30"><text:span text:style-name="T9"/></text:p>
            <text:p text:style-name="P30"><text:span text:style-name="T9"><text:s text:c="8"/></text:span><text:span text:style-name="T11">bool</text:span><text:span text:style-name="T9"> </text:span><text:span text:style-name="T12">present</text:span><text:span text:style-name="T10">(Point</text:span><text:span text:style-name="T9"> </text:span><text:span text:style-name="T10">&amp;p);</text:span></text:p>
            <text:p text:style-name="P30"><text:span text:style-name="T9"><text:s text:c="8"/></text:span><text:span text:style-name="T11">void </text:span><text:span text:style-name="T12">affiche</text:span><text:span text:style-name="T10">();</text:span></text:p>
            <text:p text:style-name="P30"><text:span text:style-name="T9"><text:s text:c="8"/></text:span><text:span text:style-name="T11">bool</text:span><text:span text:style-name="T9"> </text:span><text:span text:style-name="T12">inserer</text:span><text:span text:style-name="T10">(Point</text:span><text:span text:style-name="T9"> </text:span><text:span text:style-name="T10">&amp;p);</text:span></text:p>
            <text:p text:style-name="P30"><text:span text:style-name="T9"><text:s text:c="8"/></text:span><text:span text:style-name="T11">int</text:span><text:span text:style-name="T9"> </text:span><text:span text:style-name="T12">supprimer</text:span><text:span text:style-name="T10">(Point</text:span><text:span text:style-name="T9"> </text:span><text:span text:style-name="T10">&amp;p);</text:span><text:span text:style-name="T9"> </text:span></text:p>
            <text:p text:style-name="P30"><text:span text:style-name="T9"/></text:p>
            <text:p text:style-name="P30"><text:span text:style-name="T10">};</text:span></text:p>
            <text:p text:style-name="P30"><text:span text:style-name="T9"/></text:p>
          </draw:text-box>
        </draw:frame>
        <presentation:notes draw:style-name="dp2">
          <draw:page-thumbnail draw:style-name="gr1" draw:layer="layout" svg:width="32.707cm" svg:height="34.634cm" svg:x="-32.773cm" svg:y="-32.773cm" draw:page-number="2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8" draw:text-style-name="P2" draw:layer="layout" svg:width="20.893cm" svg:height="2.448cm" svg:x="1.269cm" svg:y="0.051cm" presentation:class="title" presentation:user-transformed="true">
          <draw:text-box>
            <text:list text:style-name="L1">
              <text:list-header>
                <text:p text:style-name="P1"><text:span text:style-name="T1">Fichier : produit.h</text:span></text:p>
              </text:list-header>
            </text:list>
          </draw:text-box>
        </draw:frame>
        <draw:frame presentation:style-name="pr39" draw:text-style-name="P2" draw:layer="layout" svg:width="22.799cm" svg:height="15.523cm" svg:x="1.498cm" svg:y="2.999cm" presentation:class="outline" presentation:user-transformed="true">
          <draw:text-box>
            <text:list text:style-name="L2">
              <text:list-header>
                <text:p text:style-name="P48"><text:span text:style-name="T84">Struct date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Int j; int m; int a;</text:span></text:p>
                    <text:p text:style-name="P49"><text:span text:style-name="T84">}</text:span></text:p>
                  </text:list-header>
                </text:list>
              </text:list-item>
            </text:list>
            <text:list text:style-name="L2">
              <text:list-header>
                <text:p text:style-name="P48"><text:span text:style-name="T84">Struct ingredient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Char *nom; int q;;</text:span></text:p>
                    <text:p text:style-name="P49"><text:span text:style-name="T84">}</text:span></text:p>
                  </text:list-header>
                </text:list>
              </text:list-item>
            </text:list>
            <text:list text:style-name="L2">
              <text:list-header>
                <text:p text:style-name="P48"><text:span text:style-name="T84">Struct comp_ing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Int nb_ing; int Q; <text:s/>char *unite; ingredient *T;</text:span></text:p>
                    <text:p text:style-name="P49"><text:span text:style-name="T84">}</text:span></text:p>
                  </text:list-header>
                </text:list>
              </text:list-item>
            </text:list>
            <text:list text:style-name="L2">
              <text:list-header>
                <text:p text:style-name="P48"><text:span text:style-name="T84">Struct produit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Char *nom; Char *marque; Char *reference;</text:span></text:p>
                    <text:p text:style-name="P49"><text:span text:style-name="T84">Date prod, exp;</text:span></text:p>
                    <text:p text:style-name="P49"><text:span text:style-name="T84">Char *lieu_prod;</text:span></text:p>
                    <text:p text:style-name="P49"><text:span text:style-name="T84">comp_ing CI;;</text:span></text:p>
                    <text:p text:style-name="P49"><text:span text:style-name="T84">Char *commentaire;</text:span></text:p>
                    <text:p text:style-name="P49"><text:span text:style-name="T84">}</text:span></text:p>
                    <text:p text:style-name="P49"><text:span text:style-name="T8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16cm" svg:height="34.643cm" svg:x="-32.773cm" svg:y="-32.773cm" draw:page-number="2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0" draw:text-style-name="P2" draw:layer="layout" svg:width="22.799cm" svg:height="19.554cm" svg:x="0.497cm" svg:y="0.497cm" presentation:class="outline" presentation:user-transformed="true">
          <draw:text-box>
            <text:list text:style-name="L2">
              <text:list-header>
                <text:p text:style-name="P48"><text:span text:style-name="T84">char *saisir_chaine(char *message)</text:span></text:p>
                <text:p text:style-name="P48"><text:span text:style-name="T84">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char buff[1024];</text:span></text:p>
                    <text:p text:style-name="P49"><text:span text:style-name="T84">cout &lt;&lt;message'; cin &gt;&gt; buff; int l=strlen(buff);</text:span></text:p>
                    <text:p text:style-name="P49"><text:span text:style-name="T84">char *s=new char[l+1]:</text:span></text:p>
                    <text:p text:style-name="P49"><text:span text:style-name="T84">strcpy(s,buff);</text:span></text:p>
                    <text:p text:style-name="P49"><text:span text:style-name="T84">return(s);</text:span></text:p>
                  </text:list-header>
                </text:list>
              </text:list-item>
            </text:list>
            <text:list text:style-name="L2">
              <text:list-header>
                <text:p text:style-name="P48"><text:span text:style-name="T84">}</text:span></text:p>
                <text:p text:style-name="P48"><text:span text:style-name="T84">void saisie_date(date &amp; d, char *message)</text:span></text:p>
                <text:p text:style-name="P48"><text:span text:style-name="T84">{</text:span></text:p>
              </text:list-header>
            </text:list>
            <text:list text:style-name="L3">
              <text:list-item>
                <text:list>
                  <text:list-header>
                    <text:p text:style-name="P49"><text:span text:style-name="T84">cout &lt;&lt;message;</text:span></text:p>
                    <text:p text:style-name="P49"><text:span text:style-name="T84">cin&gt;&gt;d.j&gt;&gt;d.m&gt;&gt;d.a;</text:span></text:p>
                  </text:list-header>
                </text:list>
              </text:list-item>
            </text:list>
            <text:list text:style-name="L2">
              <text:list-header>
                <text:p text:style-name="P48"><text:span text:style-name="T84">}</text:span></text:p>
                <text:p text:style-name="P48"><text:span text:style-name="T84">void saisie_un_ingredient(ingr &amp; in)</text:span></text:p>
                <text:p text:style-name="P48"><text:span text:style-name="T84">{</text:span></text:p>
                <text:p text:style-name="P48"><text:span text:style-name="T84">char buff[1024];</text:span></text:p>
                <text:p text:style-name="P48"><text:span text:style-name="T84">in.nom=saisir_chaine(''Entrez le nom de l'ingrédient :')';</text:span></text:p>
                <text:p text:style-name="P48"><text:span text:style-name="T84">cout&lt;&lt;''Entrez la quantité: ''</text:span></text:p>
                <text:p text:style-name="P48"><text:span text:style-name="T84">cin&gt;&gt; in.q;</text:span></text:p>
                <text:p text:style-name="P48"><text:span text:style-name="T84">}</text:span></text:p>
              </text:list-header>
            </text:list>
          </draw:text-box>
        </draw:frame>
        <presentation:notes draw:style-name="dp2">
          <draw:page-thumbnail draw:style-name="gr1" draw:layer="layout" svg:width="32.716cm" svg:height="34.643cm" svg:x="-32.773cm" svg:y="-32.773cm" draw:page-number="2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1" draw:text-style-name="P2" draw:layer="layout" svg:width="22.798cm" svg:height="21.177cm" svg:x="1.27cm" svg:y="0.498cm" presentation:class="outline" presentation:user-transformed="true">
          <draw:text-box>
            <text:list text:style-name="L2">
              <text:list-header>
                <text:p text:style-name="P48"><text:span text:style-name="T36">void saisir_comp_ing(comp_ing &amp; ci)</text:span></text:p>
                <text:p text:style-name="P48"><text:span text:style-name="T36">{</text:span></text:p>
                <text:p text:style-name="P48"><text:span text:style-name="T36">cout &lt;&lt;''Enrez le nombre d'ingrédients:'';</text:span></text:p>
                <text:p text:style-name="P48"><text:span text:style-name="T36">cin &gt;&gt; ci.nb_ing;</text:span></text:p>
                <text:p text:style-name="P48"><text:span text:style-name="T36">cout &lt;&lt;''Entrez la quantité de référence :'';</text:span></text:p>
                <text:p text:style-name="P48"><text:span text:style-name="T36">cin &gt;&gt; ci.Q;</text:span></text:p>
                <text:p text:style-name="P48"><text:span text:style-name="T36">ci.unite=saisir_chaine(''Entrez l'unité:'');</text:span></text:p>
                <text:p text:style-name="P48"><text:span text:style-name="T36">ci.T=new ingredient[ci.nb_ing];</text:span></text:p>
                <text:p text:style-name="P48"><text:span text:style-name="T36">for(int i=0;i&lt; ci.nb_ing;i++) saisir_ingredient(ci.T[i]);</text:span></text:p>
                <text:p text:style-name="P48"><text:span text:style-name="T36">}</text:span></text:p>
                <text:p text:style-name="P48"><text:span text:style-name="T36">void saisir_produit(produit &amp; p)</text:span></text:p>
                <text:p text:style-name="P48"><text:span text:style-name="T36">{</text:span></text:p>
                <text:p text:style-name="P48"><text:span text:style-name="T36">p.nom=saisir_chaine(''Entrez le nom du produit'');</text:span></text:p>
                <text:p text:style-name="P48"><text:span text:style-name="T36">p.reference=saisir_chaine(''Entrez la référence:'');</text:span></text:p>
                <text:p text:style-name="P48"><text:span text:style-name="T36">p.marque=saisir_chaine(''Entrez la marque'');</text:span></text:p>
                <text:p text:style-name="P48"><text:span text:style-name="T36">saisir_date(p.prod, ''la date de production: '';</text:span></text:p>
                <text:p text:style-name="P48"><text:span text:style-name="T36">saisir_date(p.exp,''la date d'expiration'';</text:span></text:p>
                <text:p text:style-name="P48"><text:span text:style-name="T36">p.lieu_prod=saisir_chaine(''Lieu de production'');</text:span></text:p>
                <text:p text:style-name="P48"><text:span text:style-name="T36">saisir_comp_ing(p.CI);</text:span></text:p>
                <text:p text:style-name="P48"><text:span text:style-name="T84">p.commentaire=saisir_chaine(''Un commnetaire'');</text:span></text:p>
                <text:p text:style-name="P48"><text:span text:style-name="T36">}</text:span></text:p>
              </text:list-header>
            </text:list>
          </draw:text-box>
        </draw:frame>
        <presentation:notes draw:style-name="dp2">
          <draw:page-thumbnail draw:style-name="gr1" draw:layer="layout" svg:width="32.716cm" svg:height="34.643cm" svg:x="-32.773cm" svg:y="-32.773cm" draw:page-number="3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1" draw:text-style-name="P2" draw:layer="layout" svg:width="22.798cm" svg:height="21.177cm" svg:x="1.27cm" svg:y="0.498cm" presentation:class="outline" presentation:user-transformed="true">
          <draw:text-box>
            <text:list text:style-name="L2">
              <text:list-header>
                <text:p text:style-name="P48"><text:span text:style-name="T36">void saisir_comp_ing(comp_ing &amp; ci)</text:span></text:p>
                <text:p text:style-name="P48"><text:span text:style-name="T36">{</text:span></text:p>
                <text:p text:style-name="P48"><text:span text:style-name="T36">cout &lt;&lt;''Enrez le nombre d'ingrédients:'';</text:span></text:p>
                <text:p text:style-name="P48"><text:span text:style-name="T36">cin &gt;&gt; ci.nb_ing;</text:span></text:p>
                <text:p text:style-name="P48"><text:span text:style-name="T36">cout &lt;&lt;''Entrez la quantité de référence :'';</text:span></text:p>
                <text:p text:style-name="P48"><text:span text:style-name="T36">cin &gt;&gt; ci.Q;</text:span></text:p>
                <text:p text:style-name="P48"><text:span text:style-name="T36">ci.unite=saisir_chaine(''Entrez l'unité:'');</text:span></text:p>
                <text:p text:style-name="P48"><text:span text:style-name="T36">ci.T=new ingredient[ci.nb_ing];</text:span></text:p>
                <text:p text:style-name="P48"><text:span text:style-name="T36">for(int i=0;i&lt; ci.nb_ing;i++) saisir_ingredient(ci.T[i]);</text:span></text:p>
                <text:p text:style-name="P48"><text:span text:style-name="T36">}</text:span></text:p>
                <text:p text:style-name="P48"><text:span text:style-name="T36">void saisir_produit(produit &amp; p)</text:span></text:p>
                <text:p text:style-name="P48"><text:span text:style-name="T36">{</text:span></text:p>
                <text:p text:style-name="P48"><text:span text:style-name="T36">p.nom=saisir_chaine(''Entrez le nom du produit'');</text:span></text:p>
                <text:p text:style-name="P48"><text:span text:style-name="T36">p.reference=saisir_chaine(''Entrez la référence:'');</text:span></text:p>
                <text:p text:style-name="P48"><text:span text:style-name="T36">p.marque=saisir_chaine(''Entrez la marque'');</text:span></text:p>
                <text:p text:style-name="P48"><text:span text:style-name="T36">saisir_date(p.prod, ''la date de production: '';</text:span></text:p>
                <text:p text:style-name="P48"><text:span text:style-name="T36">saisir_date(p.exp,''la date d'expiration'';</text:span></text:p>
                <text:p text:style-name="P48"><text:span text:style-name="T36">p.lieu_prod=saisir_chaine(''Lieu de production'');</text:span></text:p>
                <text:p text:style-name="P48"><text:span text:style-name="T36">saisir_comp_ing(p.CI);</text:span></text:p>
                <text:p text:style-name="P48"><text:span text:style-name="T84">p.commentaire=saisir_chaine(''Un commnetaire'');</text:span></text:p>
                <text:p text:style-name="P48"><text:span text:style-name="T3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716cm" svg:height="34.643cm" svg:x="-32.773cm" svg:y="-32.773cm" draw:page-number="3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2" draw:text-style-name="P2" draw:layer="layout" svg:width="22.785cm" svg:height="15.964cm" svg:x="1.269cm" svg:y="1cm" presentation:class="outline" presentation:user-transformed="true">
          <draw:text-box>
            <text:list text:style-name="L2">
              <text:list-header>
                <text:p text:style-name="P50"><text:span text:style-name="T84">class matrice {</text:span></text:p>
              </text:list-header>
            </text:list>
            <text:list text:style-name="L3">
              <text:list-item>
                <text:list>
                  <text:list-header>
                    <text:p text:style-name="P51"><text:span text:style-name="T84">int nbl, nbc;</text:span></text:p>
                    <text:p text:style-name="P51"><text:span text:style-name="T85">double **tab;</text:span></text:p>
                    <text:p text:style-name="P51"><text:span text:style-name="T85">Public:</text:span></text:p>
                    <text:p text:style-name="P51"><text:span text:style-name="T85">matrice(int nl, int nc);</text:span></text:p>
                    <text:p text:style-name="P51"><text:span text:style-name="T85">~matrice();</text:span></text:p>
                    <text:p text:style-name="P51"><text:span text:style-name="T85">void init_zero();</text:span></text:p>
                    <text:p text:style-name="P51"><text:span text:style-name="T85">bool init_id();</text:span></text:p>
                    <text:p text:style-name="P51"><text:span text:style-name="T85">void saisir_matrice();</text:span></text:p>
                    <text:p text:style-name="P51"><text:span text:style-name="T85">bool add(const matrice &amp; m);</text:span></text:p>
                    <text:p text:style-name="P51"><text:span text:style-name="T85">Bool add(const matrice &amp; m, matrice &amp; res) const;</text:span></text:p>
                    <text:p text:style-name="P51"><text:span text:style-name="T85">void scale(double v);</text:span></text:p>
                    <text:p text:style-name="P51"><text:span text:style-name="T85">Void scale(double v, matrice &amp; res) const;</text:span></text:p>
                    <text:p text:style-name="P51"><text:span text:style-name="T85">bool mult(const matrice &amp; m);</text:span></text:p>
                    <text:p text:style-name="P51"><text:span text:style-name="T85">bool mult(const matrice &amp; m, matrice &amp;res) const; </text:span></text:p>
                    <text:p text:style-name="P51"><text:span text:style-name="T85">bool egale(const matrice &amp; m) const;</text:span></text:p>
                    <text:p text:style-name="P51"><text:span text:style-name="T85">matrice * <text:s/>invert() const;</text:span></text:p>
                    <text:p text:style-name="P51"><text:span text:style-name="T85">}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02cm" svg:height="34.629cm" svg:x="-32.773cm" svg:y="-32.773cm" draw:page-number="3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43" draw:text-style-name="P2" draw:layer="layout" svg:width="11.117cm" svg:height="21.168cm" svg:x="0.383cm" svg:y="0.497cm" presentation:class="outline" presentation:user-transformed="true">
          <draw:text-box>
            <text:list text:style-name="L2">
              <text:list-header>
                <text:p text:style-name="P50"><text:span text:style-name="T36">//matrice.cpp</text:span></text:p>
                <text:p text:style-name="P50"><text:span text:style-name="T36">#include ''matrice.h''</text:span></text:p>
                <text:p text:style-name="P50"><text:span text:style-name="T36"/></text:p>
                <text:p text:style-name="P50"><text:span text:style-name="T36">matrice::matrice(int nl, int nc)</text:span></text:p>
                <text:p text:style-name="P50"><text:span text:style-name="T36">{</text:span></text:p>
              </text:list-header>
            </text:list>
            <text:list text:style-name="L3">
              <text:list-item>
                <text:list>
                  <text:list-header>
                    <text:p text:style-name="P51"><text:span text:style-name="T36">nbl=nl;</text:span></text:p>
                    <text:p text:style-name="P51"><text:span text:style-name="T36">nbc=nc;</text:span></text:p>
                    <text:p text:style-name="P51"><text:span text:style-name="T36">tab=new double * [nl];</text:span></text:p>
                    <text:p text:style-name="P51"><text:span text:style-name="T36">for(int i=0;i&lt;nl;i++) tab[i]=new double [nc];</text:span></text:p>
                  </text:list-header>
                </text:list>
              </text:list-item>
            </text:list>
            <text:list text:style-name="L2">
              <text:list-header>
                <text:p text:style-name="P50"><text:span text:style-name="T36">}</text:span></text:p>
                <text:p text:style-name="P50"><text:span text:style-name="T36">~matrice::matrice()</text:span></text:p>
                <text:p text:style-name="P50"><text:span text:style-name="T36">{</text:span></text:p>
              </text:list-header>
            </text:list>
            <text:list text:style-name="L3">
              <text:list-item>
                <text:list>
                  <text:list-header>
                    <text:p text:style-name="P51"><text:span text:style-name="T36">for(int i=0;i&lt;nbl;i++) delete [] tab[i];</text:span></text:p>
                    <text:p text:style-name="P51"><text:span text:style-name="T36">delete [] tab;</text:span></text:p>
                  </text:list-header>
                </text:list>
              </text:list-item>
            </text:list>
            <text:list text:style-name="L2">
              <text:list-header>
                <text:p text:style-name="P50"><text:span text:style-name="T36">}</text:span></text:p>
                <text:p text:style-name="P50"><text:span text:style-name="T36">Void init_zero()</text:span></text:p>
                <text:p text:style-name="P50"><text:span text:style-name="T36">{</text:span></text:p>
                <text:p text:style-name="P50"><text:span text:style-name="T36">for(int i=0;i&lt;nbl;i++)</text:span></text:p>
              </text:list-header>
            </text:list>
            <text:list text:style-name="L3">
              <text:list-item>
                <text:list>
                  <text:list-header>
                    <text:p text:style-name="P51"><text:span text:style-name="T36">for(int j=0;j&lt;nbc;j++) tab[i][j]=0.0;</text:span></text:p>
                  </text:list-header>
                </text:list>
              </text:list-item>
            </text:list>
            <text:list text:style-name="L2">
              <text:list-header>
                <text:p text:style-name="P50"><text:span text:style-name="T36">}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</text:list-header>
            </text:list>
          </draw:text-box>
        </draw:frame>
        <draw:frame presentation:style-name="pr44" draw:text-style-name="P2" draw:layer="layout" svg:width="14.001cm" svg:height="18.002cm" svg:x="10.997cm" svg:y="0.497cm" presentation:class="outline" presentation:user-transformed="true">
          <draw:text-box>
            <text:list text:style-name="L2">
              <text:list-header>
                <text:p text:style-name="P52"><text:span text:style-name="T86">bool init_id()</text:span></text:p>
                <text:p text:style-name="P52"><text:span text:style-name="T86">{</text:span></text:p>
                <text:p text:style-name="P52"><text:span text:style-name="T87">if(nbl != nbc) return false;</text:span></text:p>
                <text:p text:style-name="P52"><text:span text:style-name="T87">this-&gt;init_zero();</text:span></text:p>
                <text:p text:style-name="P52"><text:span text:style-name="T87">for(int i=0;i&lt;nbc;i++) tab[i][i]=1.0;</text:span></text:p>
                <text:p text:style-name="P52"><text:span text:style-name="T87">return(true);</text:span></text:p>
                <text:p text:style-name="P52"><text:span text:style-name="T87">}</text:span></text:p>
                <text:p text:style-name="P52"><text:span text:style-name="T87">Void saisir_matrice()</text:span></text:p>
                <text:p text:style-name="P52"><text:span text:style-name="T87">{</text:span></text:p>
                <text:p text:style-name="P52"><text:span text:style-name="T87">cout&lt;&lt;''Entrez nbl: ''; cin&gt;&gt; nbl; cout&lt;&lt;''Entrez nbc:'';</text:span></text:p>
                <text:p text:style-name="P52"><text:span text:style-name="T87">cin &gt;&gt; nbc;</text:span></text:p>
                <text:p text:style-name="P52"><text:span text:style-name="T87">tab=new double * [nbl];</text:span></text:p>
                <text:p text:style-name="P52"><text:span text:style-name="T87">for(int i=0;i&lt;nbl;i++) tab[i]=new double [nbc];</text:span></text:p>
                <text:p text:style-name="P52"><text:span text:style-name="T87">for(int i=0;i&lt;nbl;i++){</text:span></text:p>
              </text:list-header>
            </text:list>
            <text:list text:style-name="L3">
              <text:list-item>
                <text:list>
                  <text:list-header>
                    <text:p text:style-name="P53"><text:span text:style-name="T87">for(int j=0;j&lt;nbc;j++){</text:span></text:p>
                    <text:p text:style-name="P53"><text:span text:style-name="T87"><text:s text:c="6"/></text:span><text:span text:style-name="T87">cout &lt;&lt; '['&lt;&lt;i&lt;&lt;']'&lt;&lt;'['&lt;&lt;j&lt;&lt;']'&lt;&lt;':';</text:span></text:p>
                    <text:p text:style-name="P53"><text:span text:style-name="T87"><text:s text:c="6"/></text:span><text:span text:style-name="T87">cin &gt;&gt; tab[i][j];</text:span></text:p>
                    <text:p text:style-name="P53"><text:span text:style-name="T87"><text:s text:c="5"/></text:span><text:span text:style-name="T87">}</text:span></text:p>
                  </text:list-header>
                </text:list>
              </text:list-item>
            </text:list>
            <text:list text:style-name="L2">
              <text:list-header>
                <text:p text:style-name="P52"><text:span text:style-name="T87"><text:s text:c="4"/></text:span><text:span text:style-name="T87">}</text:span></text:p>
                <text:p text:style-name="P52"><text:span text:style-name="T87">}</text:span></text:p>
              </text:list-header>
            </text:list>
          </draw:text-box>
        </draw:frame>
        <draw:line draw:style-name="gr3" draw:text-style-name="P17" draw:layer="layout" svg:x1="10.998cm" svg:y1="0.498cm" svg:x2="11.002cm" svg:y2="18.499cm">
          <text:p/>
        </draw:line>
        <presentation:notes draw:style-name="dp2">
          <draw:page-thumbnail draw:style-name="gr1" draw:layer="layout" svg:width="32.702cm" svg:height="34.629cm" svg:x="-32.773cm" svg:y="-32.773cm" draw:page-number="3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office:forms form:automatic-focus="false" form:apply-design-mode="false"/>
        <draw:frame presentation:style-name="pr45" draw:text-style-name="P2" draw:layer="layout" svg:width="12.387cm" svg:height="16.467cm" svg:x="-0.001cm" svg:y="0.498cm" presentation:class="outline" presentation:user-transformed="true">
          <draw:text-box>
            <text:list text:style-name="L2">
              <text:list-header>
                <text:p text:style-name="P50"><text:span text:style-name="T36">bool add (const matrice &amp; m)</text:span></text:p>
                <text:p text:style-name="P50"><text:span text:style-name="T36">{</text:span></text:p>
                <text:p text:style-name="P50"><text:span text:style-name="T36"><text:s/></text:span><text:span text:style-name="T36">if(nbl != m.nbl || nbc != m.nbc) return false;</text:span></text:p>
                <text:p text:style-name="P50"><text:span text:style-name="T36">for(int i=0;i&lt;nbl;i++)</text:span></text:p>
              </text:list-header>
            </text:list>
            <text:list text:style-name="L3">
              <text:list-item>
                <text:list>
                  <text:list-header>
                    <text:p text:style-name="P51"><text:span text:style-name="T36">for(int j=0;j&lt;nbc;j++) tab[i][j]+=m.tab[i][j];</text:span></text:p>
                  </text:list-header>
                </text:list>
              </text:list-item>
            </text:list>
            <text:list text:style-name="L2">
              <text:list-header>
                <text:p text:style-name="P50"><text:span text:style-name="T36">}</text:span></text:p>
                <text:p text:style-name="P50"><text:span text:style-name="T85"/></text:p>
                <text:p text:style-name="P50"><text:span text:style-name="T85">bool add(matrice &amp; m, matrice &amp; res)</text:span></text:p>
                <text:p text:style-name="P50"><text:span text:style-name="T85">{</text:span></text:p>
                <text:p text:style-name="P50"><text:span text:style-name="T85">res.alloc(nbl;nbc);</text:span></text:p>
                <text:p text:style-name="P50"><text:span text:style-name="T85">res.init_zero();</text:span></text:p>
                <text:p text:style-name="P50"><text:span text:style-name="T85">If(! res.add(m)) return false;</text:span></text:p>
                <text:p text:style-name="P50"><text:span text:style-name="T85">if(! res.add(*this)) return(false);</text:span></text:p>
                <text:p text:style-name="P50"><text:span text:style-name="T85">return(true);</text:span></text:p>
                <text:p text:style-name="P50"><text:span text:style-name="T85">}</text:span></text:p>
                <text:p text:style-name="P50"><text:span text:style-name="T85"/></text:p>
                <text:p text:style-name="P50"><text:span text:style-name="T85"/></text:p>
                <text:p text:style-name="P50"><text:span text:style-name="T85"/></text:p>
              </text:list-header>
            </text:list>
          </draw:text-box>
        </draw:frame>
        <presentation:notes draw:style-name="dp2">
          <draw:page-thumbnail draw:style-name="gr1" draw:layer="layout" svg:width="32.702cm" svg:height="34.629cm" svg:x="-32.773cm" svg:y="-32.773cm" draw:page-number="3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7-26T09:29:14</dc:date>
    <meta:editing-cycles>238</meta:editing-cycles>
    <meta:editing-duration>P2DT5H41M1S</meta:editing-duration>
    <meta:generator>LibreOffice/3.6$Linux_X86_64 LibreOffice_project/360m1$Build-2</meta:generator>
    <meta:document-statistic meta:object-count="357"/>
  </office:meta>
</office:document-meta>
</file>